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rmania One" svg:font-family="'Germania One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ystem" style:font-pitch="variable"/>
    <style:font-face style:name="Mangal" svg:font-family="Mangal"/>
    <style:font-face style:name="Mangal1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rmania One" officeooo:rsid="005105fb" officeooo:paragraph-rsid="005105fb"/>
    </style:style>
    <style:style style:name="P2" style:family="paragraph" style:parent-style-name="Standard">
      <style:paragraph-properties fo:text-align="center" style:justify-single-word="false"/>
      <style:text-properties style:font-name="Germania One" officeooo:rsid="004eb80f" officeooo:paragraph-rsid="005105fb"/>
    </style:style>
    <style:style style:name="T1" style:family="text">
      <style:text-properties officeooo:rsid="005105fb"/>
    </style:style>
    <style:style style:name="T2" style:family="text">
      <style:text-properties officeooo:rsid="00551f8f"/>
    </style:style>
    <style:style style:name="T3" style:family="text">
      <style:text-properties officeooo:rsid="0056e8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/<text:span text:style-name="T1">*</text:span></text:p>
      <text:p text:style-name="P2">/* Breadcrumb */</text:p>
      <text:p text:style-name="P2"/>
      <text:p text:style-name="P2">/* @font-face {</text:p>
      <text:p text:style-name="P2"><text:s/>font-family: Germania One;</text:p>
      <text:p text:style-name="P2"><text:s/>src: url(https://fonts.gstatic.com/s/germaniaone/v20/Fh4yPjrqIyv2ucM2qzBjeS3uywhP.woff2);</text:p>
      <text:p text:style-name="P2"><text:s text:c="2"/>unicode-range: U+0000-00FF, U+0131, U+0152-0153, U+02BB-02BC, U+02C6, U+02DA, U+02DC, U+2000-206F, U+2074, U+20AC, U+2122, U+2191, U+2193, U+2212, U+2215, U+FEFF, U+FFFD;</text:p>
      <text:p text:style-name="P2">} */</text:p>
      <text:p text:style-name="P2"/>
      <text:p text:style-name="P2">/* Breadcrumb */</text:p>
      <text:p text:style-name="P2">/* CSS Palette */</text:p>
      <text:p text:style-name="P2"/>
      <text:p text:style-name="P2">.user-css-presentation #css-palette-panel { /*The Sidebar Itself*/</text:p>
      <text:p text:style-name="P2">background: #181823;</text:p>
      <text:p text:style-name="P2">font-family: Germania One, cursive;</text:p>
      <text:p text:style-name="P2">font-weight: 400;</text:p>
      <text:p text:style-name="P2">font-size: 15px;</text:p>
      <text:p text:style-name="P2">color: #537FE7;</text:p>
      <text:p text:style-name="P2"><text:s text:c="2"/>position: fixed !important;</text:p>
      <text:p text:style-name="P2"><text:s text:c="2"/>width: 25% !important;</text:p>
      <text:p text:style-name="P2"><text:s text:c="2"/>top: 80px !important;</text:p>
      <text:p text:style-name="P2"><text:s text:c="2"/>right: 5px !important;</text:p>
      <text:p text:style-name="P2"><text:s text:c="2"/>border: 2px solid blue;</text:p>
      <text:p text:style-name="P2"><text:s text:c="2"/>border-radius: 5px;</text:p>
      <text:p text:style-name="P2"><text:s text:c="2"/>transition: all 0.1s;</text:p>
      <text:p text:style-name="P2"><text:s text:c="2"/>box-shadow: -5px 0px 10px black, -10px 0px 20px black;</text:p>
      <text:p text:style-name="P2">}</text:p>
      <text:p text:style-name="P2">#css-palette-panel h4,</text:p>
      <text:p text:style-name="P2">#css-palette-panel .form-group:first-of-type,</text:p>
      <text:p text:style-name="P2">#css-palette-panel #css-palette-save + p {</text:p>
      <text:p text:style-name="P2"><text:s text:c="2"/><text:span text:style-name="T2">visibility</text:span>: <text:span text:style-name="T2">hidden</text:span>;</text:p>
      <text:p text:style-name="P2">}</text:p>
      <text:p text:style-name="P2">#css-palette-panel textarea {</text:p>
      <text:p text:style-name="P2"><text:s text:c="2"/>min-height: 73vh !important;</text:p>
      <text:p text:style-name="P2"><text:s text:c="2"/>background: #FFFFFF;</text:p>
      <text:p text:style-name="P2">color: #000000;</text:p>
      <text:p text:style-name="P2"><text:s text:c="2"/>font-family: Germania One;</text:p>
      <text:p text:style-name="P2"><text:s text:c="2"/>font-weight: 400;</text:p>
      <text:p text:style-name="P2"><text:s text:c="2"/>line-height: 14px;</text:p>
      <text:p text:style-name="P2">}</text:p>
      <text:p text:style-name="P2">[class*=css-palette-trigger-pushed] ~ #full-layout .page-article {</text:p>
      <text:p text:style-name="P2"><text:s text:c="2"/>margin-left: 12% !important;</text:p>
      <text:p text:style-name="P2">visibility: hidden;</text:p>
      <text:p text:style-name="P2">}</text:p>
      <text:p text:style-name="P2">.hidden-xs .fa-palette {</text:p>
      <text:p text:style-name="P2"><text:s text:c="2"/>background: rgba(54,54,54,0.<text:span text:style-name="T3">15</text:span>);</text:p>
      <text:p text:style-name="P2"><text:s text:c="2"/>color: red;</text:p>
      <text:p text:style-name="P2"><text:soft-page-break/><text:s text:c="2"/>border-radius: solid 5px;</text:p>
      <text:p text:style-name="P2"><text:s text:c="2"/>padding: 5px;</text:p>
      <text:p text:style-name="P2"><text:s text:c="2"/>font-size: 35px;</text:p>
      <text:p text:style-name="P2"><text:s text:c="2"/>top: 0px !important;</text:p>
      <text:p text:style-name="P2"><text:s text:c="2"/>right: 5px;</text:p>
      <text:p text:style-name="P2"><text:s text:c="2"/>border: 2px outset red;</text:p>
      <text:p text:style-name="P2"><text:s text:c="2"/>position: fixed!important;</text:p>
      <text:p text:style-name="P2"><text:s text:c="2"/>z-index: 0;</text:p>
      <text:p text:style-name="P2">animation: linksforfun 2.0s infinite;</text:p>
      <text:p text:style-name="P2">}</text:p>
      <text:p text:style-name="P2">[class*=css-palette-trigger]:hover ~ #hidden-sidebar #css-palette-panel,</text:p>
      <text:p text:style-name="P2">#css-palette-panel:hover {</text:p>
      <text:p text:style-name="P2"><text:s text:c="2"/>width: 30% !important;</text:p>
      <text:p text:style-name="P2">}</text:p>
      <text:p text:style-name="P2">#hidden-sidebar:hover ~ #full-layout .<text:tab/>page-article,</text:p>
      <text:p text:style-name="P2">[class*=css-palette-trigger]:hover ~ #full-layout .page-article {</text:p>
      <text:p text:style-name="P2"><text:s text:c="2"/>width: 57%;</text:p>
      <text:p text:style-name="P2">}</text:p>
      <text:p text:style-name="P2">#div-do-not-print.hidden-xs.d-sm-block.css-palette-trigger-inactive, #div-do-not-print.css-palette-trigger {</text:p>
      <text:p text:style-name="P2">top: 0px !important;</text:p>
      <text:p text:style-name="P2"><text:s text:c="2"/>right: 0px;</text:p>
      <text:p text:style-name="P2"><text:s text:c="2"/>border: 2px outset purple;</text:p>
      <text:p text:style-name="P2"><text:s text:c="2"/>position: fixed!important;</text:p>
      <text:p text:style-name="P2"><text:s text:c="2"/>z-index: 0;</text:p>
      <text:p text:style-name="P2">}</text:p>
      <text:p text:style-name="P2">.user-css-presentation #world-css-palette-trigger-inactive { <text:s text:c="2"/>/*hides the sidebar button*/</text:p>
      <text:p text:style-name="P2"><text:s text:c="3"/>display: none!important;</text:p>
      <text:p text:style-name="P2">}</text:p>
      <text:p text:style-name="P2"/>
      <text:p text:style-name="P2">/* CSS Palette */</text:p>
      <text:p text:style-name="P2">/*--------------------------*/</text:p>
      <text:p text:style-name="P2">/* ------ <text:s text:c="2"/>Fonts <text:s text:c="2"/>------- */</text:p>
      <text:p text:style-name="P2">/* -------------------------*/</text:p>
      <text:p text:style-name="P2"/>
      <text:p text:style-name="P2">/* Germania One, cursive */</text:p>
      <text:p text:style-name="P2">@font-face {</text:p>
      <text:p text:style-name="P2"><text:s text:c="2"/>font-family: Germania One;</text:p>
      <text:p text:style-name="P2"><text:s text:c="2"/>font-style: normal;</text:p>
      <text:p text:style-name="P2"><text:s text:c="2"/>font-weight: 400;</text:p>
      <text:p text:style-name="P2"><text:s text:c="2"/>font-display: swap;</text:p>
      <text:p text:style-name="P2"><text:s text:c="2"/>src: url(https://fonts.gstatic.com/s/germaniaone/v20/Fh4yPjrqIyv2ucM2qzBjeS3uywhP.woff2);</text:p>
      <text:p text:style-name="P2"><text:s text:c="2"/>unicode-range: U+0000-00FF, U+0131, U+0152-0153, U+02BB-02BC, U+02C6, U+02DA, U+02DC, U+2000-206F, U+2074, U+20AC, U+2122, U+2191, U+2193, U+2212, U+2215, U+FEFF, U+FFFD;</text:p>
      <text:p text:style-name="P2">}</text:p>
      <text:p text:style-name="P2"/>
      <text:p text:style-name="P2">/* Averia Libre, cursive */</text:p>
      <text:p text:style-name="P2">@font-face {</text:p>
      <text:p text:style-name="P2"><text:soft-page-break/><text:s text:c="2"/>font-family: Averia Libre;</text:p>
      <text:p text:style-name="P2"><text:s text:c="2"/>font-style: italic;</text:p>
      <text:p text:style-name="P2"><text:s text:c="2"/>font-weight: 400;</text:p>
      <text:p text:style-name="P2"><text:s text:c="2"/>font-display: swap;</text:p>
      <text:p text:style-name="P2"><text:s text:c="2"/>src: url(https://fonts.gstatic.com/s/averialibre/v16/2V0EKIcMGZEnV6xygz7eNjESAJnKT2E.woff2);</text:p>
      <text:p text:style-name="P2"><text:s text:c="2"/>unicode-range: U+0000-00FF, U+0131, U+0152-0153, U+02BB-02BC, U+02C6, U+02DA, U+02DC, U+2000-206F, U+2074, U+20AC, U+2122, U+2191, U+2193, U+2212, U+2215, U+FEFF, U+FFFD;</text:p>
      <text:p text:style-name="P2">}</text:p>
      <text:p text:style-name="P2">/* latin */</text:p>
      <text:p text:style-name="P2">@font-face {</text:p>
      <text:p text:style-name="P2"><text:s text:c="2"/>font-family: Averia Libre;</text:p>
      <text:p text:style-name="P2"><text:s text:c="2"/>font-style: italic;</text:p>
      <text:p text:style-name="P2"><text:s text:c="2"/>font-weight: 700;</text:p>
      <text:p text:style-name="P2"><text:s text:c="2"/>font-display: swap;</text:p>
      <text:p text:style-name="P2"><text:s text:c="2"/>src: url(https://fonts.gstatic.com/s/averialibre/v16/2V0HKIcMGZEnV6xygz7eNjESAJFxanTu0pA.woff2);</text:p>
      <text:p text:style-name="P2"><text:s text:c="2"/>unicode-range: U+0000-00FF, U+0131, U+0152-0153, U+02BB-02BC, U+02C6, U+02DA, U+02DC, U+2000-206F, U+2074, U+20AC, U+2122, U+2191, U+2193, U+2212, U+2215, U+FEFF, U+FFFD;</text:p>
      <text:p text:style-name="P2">}</text:p>
      <text:p text:style-name="P2">/* latin */</text:p>
      <text:p text:style-name="P2">@font-face {</text:p>
      <text:p text:style-name="P2"><text:s text:c="2"/>font-family: Averia Libre;</text:p>
      <text:p text:style-name="P2"><text:s text:c="2"/>font-style: normal;</text:p>
      <text:p text:style-name="P2"><text:s text:c="2"/>font-weight: 400;</text:p>
      <text:p text:style-name="P2"><text:s text:c="2"/>font-display: swap;</text:p>
      <text:p text:style-name="P2"><text:s text:c="2"/>src: url(https://fonts.gstatic.com/s/averialibre/v16/2V0aKIcMGZEnV6xygz7eNjESBanI.woff2);</text:p>
      <text:p text:style-name="P2"><text:s text:c="2"/>unicode-range: U+0000-00FF, U+0131, U+0152-0153, U+02BB-02BC, U+02C6, U+02DA, U+02DC, U+2000-206F, U+2074, U+20AC, U+2122, U+2191, U+2193, U+2212, U+2215, U+FEFF, U+FFFD;</text:p>
      <text:p text:style-name="P2">}</text:p>
      <text:p text:style-name="P2">/* latin */</text:p>
      <text:p text:style-name="P2">@font-face {</text:p>
      <text:p text:style-name="P2"><text:s text:c="2"/>font-family: Averia Libre;</text:p>
      <text:p text:style-name="P2"><text:s text:c="2"/>font-style: normal;</text:p>
      <text:p text:style-name="P2"><text:s text:c="2"/>font-weight: 700;</text:p>
      <text:p text:style-name="P2"><text:s text:c="2"/>font-display: swap;</text:p>
      <text:p text:style-name="P2"><text:s text:c="2"/>src: url(https://fonts.gstatic.com/s/averialibre/v16/2V0FKIcMGZEnV6xygz7eNjEavozdaETs.woff2);</text:p>
      <text:p text:style-name="P2"><text:s text:c="2"/>unicode-range: U+0000-00FF, U+0131, U+0152-0153, U+02BB-02BC, U+02C6, U+02DA, U+02DC, U+2000-206F, U+2074, U+20AC, U+2122, U+2191, U+2193, U+2212, U+2215, U+FEFF, U+FFFD;</text:p>
      <text:p text:style-name="P2">}</text:p>
      <text:p text:style-name="P2"/>
      <text:p text:style-name="P2">/* Kurale, serif */</text:p>
      <text:p text:style-name="P2">@font-face {</text:p>
      <text:p text:style-name="P2"><text:s text:c="2"/>font-family: Kurale;</text:p>
      <text:p text:style-name="P2"><text:s text:c="2"/>font-style: normal;</text:p>
      <text:p text:style-name="P2"><text:s text:c="2"/>font-weight: 400;</text:p>
      <text:p text:style-name="P2"><text:s text:c="2"/>font-display: swap;</text:p>
      <text:p text:style-name="P2"><text:s text:c="2"/>src: url(https://fonts.gstatic.com/s/kurale/v11/4iCs6KV9e9dXjhoKcg72j00.woff2);</text:p>
      <text:p text:style-name="P2"><text:s text:c="2"/>unicode-range: U+0460-052F, U+1C80-1C88, U+20B4, U+2DE0-2DFF, U+A640-A69F, U+FE2E-FE2F;</text:p>
      <text:p text:style-name="P2"><text:soft-page-break/>}</text:p>
      <text:p text:style-name="P2">/* cyrillic */</text:p>
      <text:p text:style-name="P2">@font-face {</text:p>
      <text:p text:style-name="P2"><text:s text:c="2"/>font-family: Kurale;</text:p>
      <text:p text:style-name="P2"><text:s text:c="2"/>font-style: normal;</text:p>
      <text:p text:style-name="P2"><text:s text:c="2"/>font-weight: 400;</text:p>
      <text:p text:style-name="P2"><text:s text:c="2"/>font-display: swap;</text:p>
      <text:p text:style-name="P2"><text:s text:c="2"/>src: url(https://fonts.gstatic.com/s/kurale/v11/4iCs6KV9e9dXjhoKew72j00.woff2);</text:p>
      <text:p text:style-name="P2"><text:s text:c="2"/>unicode-range: U+0301, U+0400-045F, U+0490-0491, U+04B0-04B1, U+2116;</text:p>
      <text:p text:style-name="P2">}</text:p>
      <text:p text:style-name="P2">/* devanagari */</text:p>
      <text:p text:style-name="P2">@font-face {</text:p>
      <text:p text:style-name="P2"><text:s text:c="2"/>font-family: Kurale;</text:p>
      <text:p text:style-name="P2"><text:s text:c="2"/>font-style: normal;</text:p>
      <text:p text:style-name="P2"><text:s text:c="2"/>font-weight: 400;</text:p>
      <text:p text:style-name="P2"><text:s text:c="2"/>font-display: swap;</text:p>
      <text:p text:style-name="P2"><text:s text:c="2"/>src: url(https://fonts.gstatic.com/s/kurale/v11/4iCs6KV9e9dXjhoKfg72j00.woff2);</text:p>
      <text:p text:style-name="P2"><text:s text:c="2"/>unicode-range: U+0900-097F, U+1CD0-1CF6, U+1CF8-1CF9, U+200C-200D, U+20A8, U+20B9, U+25CC, U+A830-A839, U+A8E0-A8FB;</text:p>
      <text:p text:style-name="P2">}</text:p>
      <text:p text:style-name="P2">/* latin-ext */</text:p>
      <text:p text:style-name="P2">@font-face {</text:p>
      <text:p text:style-name="P2"><text:s text:c="2"/>font-family: Kurale;</text:p>
      <text:p text:style-name="P2"><text:s text:c="2"/>font-style: normal;</text:p>
      <text:p text:style-name="P2"><text:s text:c="2"/>font-weight: 400;</text:p>
      <text:p text:style-name="P2"><text:s text:c="2"/>font-display: swap;</text:p>
      <text:p text:style-name="P2"><text:s text:c="2"/>src: url(https://fonts.gstatic.com/s/kurale/v11/4iCs6KV9e9dXjhoKcQ72j00.woff2);</text:p>
      <text:p text:style-name="P2"><text:s text:c="2"/>unicode-range: U+0100-024F, U+0259, U+1E00-1EFF, U+2020, U+20A0-20AB, U+20AD-20CF, U+2113, U+2C60-2C7F, U+A720-A7FF;</text:p>
      <text:p text:style-name="P2">}</text:p>
      <text:p text:style-name="P2">/* latin */</text:p>
      <text:p text:style-name="P2">@font-face {</text:p>
      <text:p text:style-name="P2"><text:s text:c="2"/>font-family: Kurale;</text:p>
      <text:p text:style-name="P2"><text:s text:c="2"/>font-style: normal;</text:p>
      <text:p text:style-name="P2"><text:s text:c="2"/>font-weight: 400;</text:p>
      <text:p text:style-name="P2"><text:s text:c="2"/>font-display: swap;</text:p>
      <text:p text:style-name="P2"><text:s text:c="2"/>src: url(https://fonts.gstatic.com/s/kurale/v11/4iCs6KV9e9dXjhoKfw72.woff2);</text:p>
      <text:p text:style-name="P2"><text:s text:c="2"/>unicode-range: U+0000-00FF, U+0131, U+0152-0153, U+02BB-02BC, U+02C6, U+02DA, U+02DC, U+2000-206F, U+2074, U+20AC, U+2122, U+2191, U+2193, U+2212, U+2215, U+FEFF, U+FFFD;</text:p>
      <text:p text:style-name="P2">}</text:p>
      <text:p text:style-name="P2"/>
      <text:p text:style-name="P2">/* Cinzel Decorative, cursive */</text:p>
      <text:p text:style-name="P2">@font-face {</text:p>
      <text:p text:style-name="P2"><text:s text:c="2"/>font-family: Cinzel Decorative;</text:p>
      <text:p text:style-name="P2"><text:s text:c="2"/>font-style: normal;</text:p>
      <text:p text:style-name="P2"><text:s text:c="2"/>font-weight: 400;</text:p>
      <text:p text:style-name="P2"><text:s text:c="2"/>font-display: swap;</text:p>
      <text:p text:style-name="P2"><text:soft-page-break/><text:s text:c="2"/>src: url(https://fonts.gstatic.com/s/cinzeldecorative/v14/daaCSScvJGqLYhG8nNt8KPPswUAPni7TTMw.woff2);</text:p>
      <text:p text:style-name="P2"><text:s text:c="2"/>unicode-range: U+0000-00FF, U+0131, U+0152-0153, U+02BB-02BC, U+02C6, U+02DA, U+02DC, U+2000-206F, U+2074, U+20AC, U+2122, U+2191, U+2193, U+2212, U+2215, U+FEFF, U+FFFD;</text:p>
      <text:p text:style-name="P2">}</text:p>
      <text:p text:style-name="P2">/* latin */</text:p>
      <text:p text:style-name="P2">@font-face {</text:p>
      <text:p text:style-name="P2"><text:s text:c="2"/>font-family: Cinzel Decorative;</text:p>
      <text:p text:style-name="P2"><text:s text:c="2"/>font-style: normal;</text:p>
      <text:p text:style-name="P2"><text:s text:c="2"/>font-weight: 700;</text:p>
      <text:p text:style-name="P2"><text:s text:c="2"/>font-display: swap;</text:p>
      <text:p text:style-name="P2"><text:s text:c="2"/>src: url(https://fonts.gstatic.com/s/cinzeldecorative/v14/daaHSScvJGqLYhG8nNt8KPPswUAPniZoadlESTE.woff2);</text:p>
      <text:p text:style-name="P2"><text:s text:c="2"/>unicode-range: U+0000-00FF, U+0131, U+0152-0153, U+02BB-02BC, U+02C6, U+02DA, U+02DC, U+2000-206F, U+2074, U+20AC, U+2122, U+2191, U+2193, U+2212, U+2215, U+FEFF, U+FFFD;</text:p>
      <text:p text:style-name="P2">}</text:p>
      <text:p text:style-name="P2">/* latin */</text:p>
      <text:p text:style-name="P2">@font-face {</text:p>
      <text:p text:style-name="P2"><text:s text:c="2"/>font-family: Cinzel Decorative;</text:p>
      <text:p text:style-name="P2"><text:s text:c="2"/>font-style: normal;</text:p>
      <text:p text:style-name="P2"><text:s text:c="2"/>font-weight: 900;</text:p>
      <text:p text:style-name="P2"><text:s text:c="2"/>font-display: swap;</text:p>
      <text:p text:style-name="P2"><text:s text:c="2"/>src: url(https://fonts.gstatic.com/s/cinzeldecorative/v14/daaHSScvJGqLYhG8nNt8KPPswUAPniZQa9lESTE.woff2);</text:p>
      <text:p text:style-name="P2"><text:s text:c="2"/>unicode-range: U+0000-00FF, U+0131, U+0152-0153, U+02BB-02BC, U+02C6, U+02DA, U+02DC, U+2000-206F, U+2074, U+20AC, U+2122, U+2191, U+2193, U+2212, U+2215, U+FEFF, U+FFFD;</text:p>
      <text:p text:style-name="P2">}</text:p>
      <text:p text:style-name="P2"/>
      <text:p text:style-name="P2">/* Grenze, serif */</text:p>
      <text:p text:style-name="P2">@font-face {</text:p>
      <text:p text:style-name="P2"><text:s text:c="2"/>font-family: Grenze;</text:p>
      <text:p text:style-name="P2"><text:s text:c="2"/>font-style: italic;</text:p>
      <text:p text:style-name="P2"><text:s text:c="2"/>font-weight: 400;</text:p>
      <text:p text:style-name="P2"><text:s text:c="2"/>font-display: swap;</text:p>
      <text:p text:style-name="P2"><text:s text:c="2"/>src: url(https://fonts.gstatic.com/s/grenze/v14/O4ZRFGb7hR12BxqH_VIrsggqlg.woff2);</text:p>
      <text:p text:style-name="P2"><text:s text:c="2"/>unicode-range: U+0102-0103, U+0110-0111, U+0128-0129, U+0168-0169, U+01A0-01A1, U+01AF-01B0, U+1EA0-1EF9, U+20AB;</text:p>
      <text:p text:style-name="P2">}</text:p>
      <text:p text:style-name="P2">/* latin-ext */</text:p>
      <text:p text:style-name="P2">@font-face {</text:p>
      <text:p text:style-name="P2"><text:s text:c="2"/>font-family: Grenze;</text:p>
      <text:p text:style-name="P2"><text:s text:c="2"/>font-style: italic;</text:p>
      <text:p text:style-name="P2"><text:s text:c="2"/>font-weight: 400;</text:p>
      <text:p text:style-name="P2"><text:s text:c="2"/>font-display: swap;</text:p>
      <text:p text:style-name="P2"><text:s text:c="2"/>src: url(https://fonts.gstatic.com/s/grenze/v14/O4ZRFGb7hR12BxqH_VIqsggqlg.woff2);</text:p>
      <text:p text:style-name="P2"><text:soft-page-break/><text:s text:c="2"/>unicode-range: U+0100-024F, U+0259, U+1E00-1EFF, U+2020, U+20A0-20AB, U+20AD-20CF, U+2113, U+2C60-2C7F, U+A720-A7FF;</text:p>
      <text:p text:style-name="P2">}</text:p>
      <text:p text:style-name="P2">/* latin */</text:p>
      <text:p text:style-name="P2">@font-face {</text:p>
      <text:p text:style-name="P2"><text:s text:c="2"/>font-family: Grenze;</text:p>
      <text:p text:style-name="P2"><text:s text:c="2"/>font-style: italic;</text:p>
      <text:p text:style-name="P2"><text:s text:c="2"/>font-weight: 400;</text:p>
      <text:p text:style-name="P2"><text:s text:c="2"/>font-display: swap;</text:p>
      <text:p text:style-name="P2"><text:s text:c="2"/>src: url(https://fonts.gstatic.com/s/grenze/v14/O4ZRFGb7hR12BxqH_VIksgg.woff2);</text:p>
      <text:p text:style-name="P2"><text:s text:c="2"/>unicode-range: U+0000-00FF, U+0131, U+0152-0153, U+02BB-02BC, U+02C6, U+02DA, U+02DC, U+2000-206F, U+2074, U+20AC, U+2122, U+2191, U+2193, U+2212, U+2215, U+FEFF, U+FFFD;</text:p>
      <text:p text:style-name="P2">}</text:p>
      <text:p text:style-name="P2">/* vietnamese */</text:p>
      <text:p text:style-name="P2">@font-face {</text:p>
      <text:p text:style-name="P2"><text:s text:c="2"/>font-family: Grenze;</text:p>
      <text:p text:style-name="P2"><text:s text:c="2"/>font-style: normal;</text:p>
      <text:p text:style-name="P2"><text:s text:c="2"/>font-weight: 400;</text:p>
      <text:p text:style-name="P2"><text:s text:c="2"/>font-display: swap;</text:p>
      <text:p text:style-name="P2"><text:s text:c="2"/>src: url(https://fonts.gstatic.com/s/grenze/v14/O4ZTFGb7hR12BxqH92Imqgw.woff2);</text:p>
      <text:p text:style-name="P2"><text:s text:c="2"/>unicode-range: U+0102-0103, U+0110-0111, U+0128-0129, U+0168-0169, U+01A0-01A1, U+01AF-01B0, U+1EA0-1EF9, U+20AB;</text:p>
      <text:p text:style-name="P2">}</text:p>
      <text:p text:style-name="P2">/* latin-ext */</text:p>
      <text:p text:style-name="P2">@font-face {</text:p>
      <text:p text:style-name="P2"><text:s text:c="2"/>font-family: Grenze;</text:p>
      <text:p text:style-name="P2"><text:s text:c="2"/>font-style: normal;</text:p>
      <text:p text:style-name="P2"><text:s text:c="2"/>font-weight: 400;</text:p>
      <text:p text:style-name="P2"><text:s text:c="2"/>font-display: swap;</text:p>
      <text:p text:style-name="P2"><text:s text:c="2"/>src: url(https://fonts.gstatic.com/s/grenze/v14/O4ZTFGb7hR12BxqH9mImqgw.woff2);</text:p>
      <text:p text:style-name="P2"><text:s text:c="2"/>unicode-range: U+0100-024F, U+0259, U+1E00-1EFF, U+2020, U+20A0-20AB, U+20AD-20CF, U+2113, U+2C60-2C7F, U+A720-A7FF;</text:p>
      <text:p text:style-name="P2">}</text:p>
      <text:p text:style-name="P2">/* latin */</text:p>
      <text:p text:style-name="P2">@font-face {</text:p>
      <text:p text:style-name="P2"><text:s text:c="2"/>font-family: Grenze;</text:p>
      <text:p text:style-name="P2"><text:s text:c="2"/>font-style: normal;</text:p>
      <text:p text:style-name="P2"><text:s text:c="2"/>font-weight: 400;</text:p>
      <text:p text:style-name="P2"><text:s text:c="2"/>font-display: swap;</text:p>
      <text:p text:style-name="P2"><text:s text:c="2"/>src: url(https://fonts.gstatic.com/s/grenze/v14/O4ZTFGb7hR12BxqH-GIm.woff2);</text:p>
      <text:p text:style-name="P2"><text:s text:c="2"/>unicode-range: U+0000-00FF, U+0131, U+0152-0153, U+02BB-02BC, U+02C6, U+02DA, U+02DC, U+2000-206F, U+2074, U+20AC, U+2122, U+2191, U+2193, U+2212, U+2215, U+FEFF, U+FFFD;</text:p>
      <text:p text:style-name="P2">}</text:p>
      <text:p text:style-name="P2">/* vietnamese */</text:p>
      <text:p text:style-name="P2">@font-face {</text:p>
      <text:p text:style-name="P2"><text:s text:c="2"/>font-family: Grenze;</text:p>
      <text:p text:style-name="P2"><text:s text:c="2"/>font-style: normal;</text:p>
      <text:p text:style-name="P2"><text:s text:c="2"/>font-weight: 800;</text:p>
      <text:p text:style-name="P2"><text:soft-page-break/><text:s text:c="2"/>font-display: swap;</text:p>
      <text:p text:style-name="P2"><text:s text:c="2"/>src: url(https://fonts.gstatic.com/s/grenze/v14/O4ZQFGb7hR12BxqPX0Qzmi0Xr2A.woff2);</text:p>
      <text:p text:style-name="P2"><text:s text:c="2"/>unicode-range: U+0102-0103, U+0110-0111, U+0128-0129, U+0168-0169, U+01A0-01A1, U+01AF-01B0, U+1EA0-1EF9, U+20AB;</text:p>
      <text:p text:style-name="P2">}</text:p>
      <text:p text:style-name="P2">/* latin-ext */</text:p>
      <text:p text:style-name="P2">@font-face {</text:p>
      <text:p text:style-name="P2"><text:s text:c="2"/>font-family: Grenze;</text:p>
      <text:p text:style-name="P2"><text:s text:c="2"/>font-style: normal;</text:p>
      <text:p text:style-name="P2"><text:s text:c="2"/>font-weight: 800;</text:p>
      <text:p text:style-name="P2"><text:s text:c="2"/>font-display: swap;</text:p>
      <text:p text:style-name="P2"><text:s text:c="2"/>src: url(https://fonts.gstatic.com/s/grenze/v14/O4ZQFGb7hR12BxqPX0Qzmy0Xr2A.woff2);</text:p>
      <text:p text:style-name="P2"><text:s text:c="2"/>unicode-range: U+0100-024F, U+0259, U+1E00-1EFF, U+2020, U+20A0-20AB, U+20AD-20CF, U+2113, U+2C60-2C7F, U+A720-A7FF;</text:p>
      <text:p text:style-name="P2">}</text:p>
      <text:p text:style-name="P2">/* latin */</text:p>
      <text:p text:style-name="P2">@font-face {</text:p>
      <text:p text:style-name="P2"><text:s text:c="2"/>font-family: Grenze;</text:p>
      <text:p text:style-name="P2"><text:s text:c="2"/>font-style: normal;</text:p>
      <text:p text:style-name="P2"><text:s text:c="2"/>font-weight: 800;</text:p>
      <text:p text:style-name="P2"><text:s text:c="2"/>font-display: swap;</text:p>
      <text:p text:style-name="P2"><text:s text:c="2"/>src: url(https://fonts.gstatic.com/s/grenze/v14/O4ZQFGb7hR12BxqPX0QzlS0X.woff2);</text:p>
      <text:p text:style-name="P2"><text:s text:c="2"/>unicode-range: U+0000-00FF, U+0131, U+0152-0153, U+02BB-02BC, U+02C6, U+02DA, U+02DC, U+2000-206F, U+2074, U+20AC, U+2122, U+2191, U+2193, U+2212, U+2215, U+FEFF, U+FFFD;</text:p>
      <text:p text:style-name="P2">}</text:p>
      <text:p text:style-name="P2"/>
      <text:p text:style-name="P2">/* Puritan, sans-serif */</text:p>
      <text:p text:style-name="P2">@font-face {</text:p>
      <text:p text:style-name="P2"><text:s text:c="2"/>font-family: Puritan;</text:p>
      <text:p text:style-name="P2"><text:s text:c="2"/>font-style: italic;</text:p>
      <text:p text:style-name="P2"><text:s text:c="2"/>font-weight: 400;</text:p>
      <text:p text:style-name="P2"><text:s text:c="2"/>font-display: swap;</text:p>
      <text:p text:style-name="P2"><text:s text:c="2"/>src: url(https://fonts.gstatic.com/s/puritan/v24/845aNMgkAJ2VTtIoxJjKRv6M.woff2);</text:p>
      <text:p text:style-name="P2"><text:s text:c="2"/>unicode-range: U+0000-00FF, U+0131, U+0152-0153, U+02BB-02BC, U+02C6, U+02DA, U+02DC, U+2000-206F, U+2074, U+20AC, U+2122, U+2191, U+2193, U+2212, U+2215, U+FEFF, U+FFFD;</text:p>
      <text:p text:style-name="P2">}</text:p>
      <text:p text:style-name="P2">/* latin */</text:p>
      <text:p text:style-name="P2">@font-face {</text:p>
      <text:p text:style-name="P2"><text:s text:c="2"/>font-family: Puritan;</text:p>
      <text:p text:style-name="P2"><text:s text:c="2"/>font-style: italic;</text:p>
      <text:p text:style-name="P2"><text:s text:c="2"/>font-weight: 700;</text:p>
      <text:p text:style-name="P2"><text:s text:c="2"/>font-display: swap;</text:p>
      <text:p text:style-name="P2"><text:s text:c="2"/>src: url(https://fonts.gstatic.com/s/puritan/v24/845fNMgkAJ2VTtIoxJjC_duZ-GLC.woff2);</text:p>
      <text:p text:style-name="P2"><text:s text:c="2"/>unicode-range: U+0000-00FF, U+0131, U+0152-0153, U+02BB-02BC, U+02C6, U+02DA, U+02DC, U+2000-206F, U+2074, U+20AC, U+2122, U+2191, U+2193, U+2212, U+2215, U+FEFF, U+FFFD;</text:p>
      <text:p text:style-name="P2">}</text:p>
      <text:p text:style-name="P2">/* latin */</text:p>
      <text:p text:style-name="P2">@font-face {</text:p>
      <text:p text:style-name="P2"><text:soft-page-break/><text:s text:c="2"/>font-family: Puritan;</text:p>
      <text:p text:style-name="P2"><text:s text:c="2"/>font-style: normal;</text:p>
      <text:p text:style-name="P2"><text:s text:c="2"/>font-weight: 400;</text:p>
      <text:p text:style-name="P2"><text:s text:c="2"/>font-display: swap;</text:p>
      <text:p text:style-name="P2"><text:s text:c="2"/>src: url(https://fonts.gstatic.com/s/puritan/v24/845YNMgkAJ2VTtIoxJ36RA.woff2);</text:p>
      <text:p text:style-name="P2"><text:s text:c="2"/>unicode-range: U+0000-00FF, U+0131, U+0152-0153, U+02BB-02BC, U+02C6, U+02DA, U+02DC, U+2000-206F, U+2074, U+20AC, U+2122, U+2191, U+2193, U+2212, U+2215, U+FEFF, U+FFFD;</text:p>
      <text:p text:style-name="P2">}</text:p>
      <text:p text:style-name="P2">/* latin */</text:p>
      <text:p text:style-name="P2">@font-face {</text:p>
      <text:p text:style-name="P2"><text:s text:c="2"/>font-family: Puritan;</text:p>
      <text:p text:style-name="P2"><text:s text:c="2"/>font-style: normal;</text:p>
      <text:p text:style-name="P2"><text:s text:c="2"/>font-weight: 700;</text:p>
      <text:p text:style-name="P2"><text:s text:c="2"/>font-display: swap;</text:p>
      <text:p text:style-name="P2"><text:s text:c="2"/>src: url(https://fonts.gstatic.com/s/puritan/v24/845dNMgkAJ2VTtIozCbfUdmp-g.woff2);</text:p>
      <text:p text:style-name="P2"><text:s text:c="2"/>unicode-range: U+0000-00FF, U+0131, U+0152-0153, U+02BB-02BC, U+02C6, U+02DA, U+02DC, U+2000-206F, U+2074, U+20AC, U+2122, U+2191, U+2193, U+2212, U+2215, U+FEFF, U+FFFD;</text:p>
      <text:p text:style-name="P2">}</text:p>
      <text:p text:style-name="P2"/>
      <text:p text:style-name="P2"/>
      <text:p text:style-name="P2"/>
      <text:p text:style-name="P2">/*--------------------------*/</text:p>
      <text:p text:style-name="P2">/* ------ <text:s text:c="2"/>Fonts <text:s text:c="2"/>------- */</text:p>
      <text:p text:style-name="P2">/* -------------------------*/</text:p>
      <text:p text:style-name="P2"/>
      <text:p text:style-name="P2"/>
      <text:p text:style-name="P2"/>
      <text:p text:style-name="P2">/*--------------------------*/</text:p>
      <text:p text:style-name="P2">/* ---- <text:s text:c="2"/>Animations <text:s text:c="2"/>---- */</text:p>
      <text:p text:style-name="P2">/* -------------------------*/</text:p>
      <text:p text:style-name="P2"/>
      <text:p text:style-name="P2">/*added*/</text:p>
      <text:p text:style-name="P2">/* links animation */</text:p>
      <text:p text:style-name="P2">@keyframes linksforfun { <text:s text:c="2"/>/* this creates an animation that tells the website to change font color; it starts at 80% opacity and decreases to 60% */</text:p>
      <text:p text:style-name="P2"><text:s text:c="2"/>from {color: rgba(0, 0, 0, 0.8); text-shadow: 0px 1px 4px rgba(54, 54, 54, 0.6);}</text:p>
      <text:p text:style-name="P2"><text:s text:c="2"/>to {color: rgba(0, 0, 0, 0.8);}</text:p>
      <text:p text:style-name="P2">}</text:p>
      <text:p text:style-name="P2">/* links animation */</text:p>
      <text:p text:style-name="P2"/>
      <text:p text:style-name="P2">/* desktop background animation */</text:p>
      <text:p text:style-name="P2">@keyframes background-desktop { <text:s text:c="2"/>/* this creates an animation that tells the backrgound to move; it will shift the background 600 pixels to the top in a single cycle */</text:p>
      <text:p text:style-name="P2"><text:tab/>from { background-position: 0 0; }</text:p>
      <text:p text:style-name="P2"><text:tab/>to { background-position: 0 -600px; }</text:p>
      <text:p text:style-name="P2">}</text:p>
      <text:p text:style-name="P2"/>
      <text:p text:style-name="P2">@keyframes background-desktop-meta {</text:p>
      <text:p text:style-name="P2"><text:soft-page-break/><text:tab/>from { background-position: 0 0; }</text:p>
      <text:p text:style-name="P2"><text:tab/>to { background-position: 0 -600px; }</text:p>
      <text:p text:style-name="P2">}</text:p>
      <text:p text:style-name="P2">/* desktop background animation */</text:p>
      <text:p text:style-name="P2"/>
      <text:p text:style-name="P2">/* mobile background animation */</text:p>
      <text:p text:style-name="P2">@keyframes background-mobile {</text:p>
      <text:p text:style-name="P2"><text:tab/>from { background-position: 0 0; }</text:p>
      <text:p text:style-name="P2"><text:tab/>to { background-position: 0 -300px; }</text:p>
      <text:p text:style-name="P2">}</text:p>
      <text:p text:style-name="P2"/>
      <text:p text:style-name="P2">@keyframes background-mobile-meta {</text:p>
      <text:p text:style-name="P2"><text:tab/>from { background-position: 0 0; }</text:p>
      <text:p text:style-name="P2"><text:tab/>to { background-position: 0 300px; }</text:p>
      <text:p text:style-name="P2">}</text:p>
      <text:p text:style-name="P2">/* mobile background animation */</text:p>
      <text:p text:style-name="P2"/>
      <text:p text:style-name="P2">/*Fancy Border Animation*/</text:p>
      <text:p text:style-name="P2"/>
      <text:p text:style-name="P2">@keyframes topanimation {</text:p>
      <text:p text:style-name="P2"><text:s text:c="2"/>0% {</text:p>
      <text:p text:style-name="P2"><text:s text:c="2"/>transform:scaleX(0);</text:p>
      <text:p text:style-name="P2"><text:s text:c="2"/>transform-origin: left;</text:p>
      <text:p text:style-name="P2"><text:s text:c="2"/>}</text:p>
      <text:p text:style-name="P2"><text:s text:c="2"/>50%</text:p>
      <text:p text:style-name="P2"><text:s text:c="2"/>{</text:p>
      <text:p text:style-name="P2"><text:s text:c="4"/>transform:scaleX(1);</text:p>
      <text:p text:style-name="P2"><text:s text:c="2"/>transform-origin: left;</text:p>
      <text:p text:style-name="P2"><text:s text:c="2"/>}</text:p>
      <text:p text:style-name="P2"><text:s text:c="2"/>50.1%</text:p>
      <text:p text:style-name="P2"><text:s text:c="2"/>{</text:p>
      <text:p text:style-name="P2"><text:s text:c="4"/>transform:scaleX(1);</text:p>
      <text:p text:style-name="P2"><text:s text:c="2"/>transform-origin: right;</text:p>
      <text:p text:style-name="P2"><text:s text:c="4"/></text:p>
      <text:p text:style-name="P2"><text:s text:c="2"/>}</text:p>
      <text:p text:style-name="P2"><text:s text:c="2"/></text:p>
      <text:p text:style-name="P2"><text:s text:c="2"/>100%</text:p>
      <text:p text:style-name="P2"><text:s text:c="2"/>{</text:p>
      <text:p text:style-name="P2"><text:s text:c="4"/>transform:scaleX(0);</text:p>
      <text:p text:style-name="P2"><text:s text:c="2"/>transform-origin: right;</text:p>
      <text:p text:style-name="P2"><text:s text:c="4"/></text:p>
      <text:p text:style-name="P2"><text:s text:c="2"/>}</text:p>
      <text:p text:style-name="P2">} </text:p>
      <text:p text:style-name="P2"/>
      <text:p text:style-name="P2">@keyframes leftanimation {</text:p>
      <text:p text:style-name="P2"><text:s text:c="2"/>0% {</text:p>
      <text:p text:style-name="P2"><text:s text:c="2"/>transform:scaleY(0);</text:p>
      <text:p text:style-name="P2"><text:s text:c="2"/>transform-origin: bottom;</text:p>
      <text:p text:style-name="P2"><text:soft-page-break/><text:s text:c="2"/>}</text:p>
      <text:p text:style-name="P2"><text:s text:c="2"/>50%</text:p>
      <text:p text:style-name="P2"><text:s text:c="2"/>{</text:p>
      <text:p text:style-name="P2"><text:s text:c="4"/>transform:scaleY(1);</text:p>
      <text:p text:style-name="P2"><text:s text:c="2"/>transform-origin: bottom;</text:p>
      <text:p text:style-name="P2"><text:s text:c="2"/>}</text:p>
      <text:p text:style-name="P2"><text:s text:c="2"/>50.1%</text:p>
      <text:p text:style-name="P2"><text:s text:c="2"/>{</text:p>
      <text:p text:style-name="P2"><text:s text:c="4"/>transform:scaleY(1);</text:p>
      <text:p text:style-name="P2"><text:s text:c="2"/>transform-origin: top;</text:p>
      <text:p text:style-name="P2"><text:s text:c="4"/></text:p>
      <text:p text:style-name="P2"><text:s text:c="2"/>}</text:p>
      <text:p text:style-name="P2"><text:s text:c="2"/></text:p>
      <text:p text:style-name="P2"><text:s text:c="2"/>100%</text:p>
      <text:p text:style-name="P2"><text:s text:c="2"/>{</text:p>
      <text:p text:style-name="P2"><text:s text:c="4"/>transform:scaleY(0);</text:p>
      <text:p text:style-name="P2"><text:s text:c="2"/>transform-origin: top;</text:p>
      <text:p text:style-name="P2"><text:s text:c="4"/></text:p>
      <text:p text:style-name="P2"><text:s text:c="2"/>}</text:p>
      <text:p text:style-name="P2">} </text:p>
      <text:p text:style-name="P2">/*Fancy border animation*/</text:p>
      <text:p text:style-name="P2"/>
      <text:p text:style-name="P2">/*--------------------------*/</text:p>
      <text:p text:style-name="P2">/* ---- <text:s text:c="2"/>Animations <text:s text:c="2"/>---- */</text:p>
      <text:p text:style-name="P2">/* -------------------------*/</text:p>
      <text:p text:style-name="P2"/>
      <text:p text:style-name="P2"/>
      <text:p text:style-name="P2"/>
      <text:p text:style-name="P2">/* -------------------------- */</text:p>
      <text:p text:style-name="P2">/* ------ <text:s text:c="2"/>Global <text:s text:c="2"/>-------- */</text:p>
      <text:p text:style-name="P2">/* -------------------------- */</text:p>
      <text:p text:style-name="P2"/>
      <text:p text:style-name="P2"/>
      <text:p text:style-name="P2"/>
      <text:p text:style-name="P2">/* ///Page + Article Background/// */</text:p>
      <text:p text:style-name="P2">.user-css-presentation { <text:s text:c="2"/>/*this affects the overall background of the world*/</text:p>
      <text:p text:style-name="P2">background: url(https://www.worldanvil.com/uploads/images/dc60f779c8f30bfe0c2e6755d4ce4671.png);</text:p>
      <text:p text:style-name="P2">background-size: 100%;</text:p>
      <text:p text:style-name="P2">background-attachment: fixed; <text:s text:c="2"/>/*this locks the image on the screen; it wont scroll*/</text:p>
      <text:p text:style-name="P2">}</text:p>
      <text:p text:style-name="P2"/>
      <text:p text:style-name="P2"><text:s/>.user-css.page,</text:p>
      <text:p text:style-name="P2">.user-css-extended .page { <text:s text:c="2"/>/*this affects the large page container*/</text:p>
      <text:p text:style-name="P2"><text:s text:c="3"/>background: url(https://www.worldanvil.com/uploads/images/26f8ebad07725f11e40772abaf386bc6.png);</text:p>
      <text:p text:style-name="P2"><text:s text:c="3"/>background-size: 600px;</text:p>
      <text:p text:style-name="P2"><text:s text:c="3"/>background-clip: padding-box;</text:p>
      <text:p text:style-name="P2"><text:soft-page-break/><text:s text:c="3"/>background-position: center;</text:p>
      <text:p text:style-name="P2"><text:s text:c="3"/>background-repeat: repeat;</text:p>
      <text:p text:style-name="P2"><text:s text:c="3"/>animation: background-desktop 10s linear infinite; /*this tells the background to follow a predetermined animation over the duration of 10s for an infinite amount of loops*/</text:p>
      <text:p text:style-name="P2"><text:s text:c="3"/>box-shadow: 0px 0px 0px;</text:p>
      <text:p text:style-name="P2"><text:s text:c="3"/>overflow: auto;</text:p>
      <text:p text:style-name="P2"><text:s text:c="3"/>max-height: 800px;</text:p>
      <text:p text:style-name="P2"><text:s text:c="3"/>padding: 50px;</text:p>
      <text:p text:style-name="P2"><text:s text:c="3"/>border-image-source: url(https://www.worldanvil.com/uploads/images/f10a0f95a3af2a89a0ce58ffa1086ceb.png);</text:p>
      <text:p text:style-name="P2"><text:s text:c="3"/>border-image-slice: 20; /*complicated magic that lets you use custom borders. If you can explain this to me please help.*/</text:p>
      <text:p text:style-name="P2"><text:s text:c="3"/>border-image-repeat: repeat;</text:p>
      <text:p text:style-name="P2"><text:s text:c="3"/>border-width: 20px;</text:p>
      <text:p text:style-name="P2"><text:s text:c="3"/>border-style: solid;</text:p>
      <text:p text:style-name="P2"><text:s text:c="3"/>border-image-outset: 0px;</text:p>
      <text:p text:style-name="P2">}</text:p>
      <text:p text:style-name="P2">/* ///Page + Article Background/// */</text:p>
      <text:p text:style-name="P2"/>
      <text:p text:style-name="P2"/>
      <text:p text:style-name="P2"/>
      <text:p text:style-name="P2">/* ///Font Styling Global/// */</text:p>
      <text:p text:style-name="P2">.user-css {</text:p>
      <text:p text:style-name="P2"><text:s text:c="3"/>color: rgba(0, 0, 0, .7); <text:s text:c="2"/>/*changes the color of associated text*/</text:p>
      <text:p text:style-name="P2"><text:s text:c="3"/>font-family: Germania One, cursive; <text:s text:c="2"/>/*changes the font of associated text*/</text:p>
      <text:p text:style-name="P2"><text:s text:c="3"/>font-size: 15px; <text:s text:c="2"/>/*changes the font size of associated text*/</text:p>
      <text:p text:style-name="P2"><text:s text:c="3"/>line-height: 1.5em; <text:s text:c="2"/>/*changes the line spacing of associated text*/</text:p>
      <text:p text:style-name="P2">}</text:p>
      <text:p text:style-name="P2"/>
      <text:p text:style-name="P2"/>
      <text:p text:style-name="P2">.user-css-extended {</text:p>
      <text:p text:style-name="P2"><text:s text:c="3"/>color: rgba(0, 0, 0, .7);</text:p>
      <text:p text:style-name="P2"><text:s text:c="3"/>font-family: Puritan, sans-serif;</text:p>
      <text:p text:style-name="P2"><text:s text:c="3"/>font-size: 15px;</text:p>
      <text:p text:style-name="P2"><text:s text:c="3"/>line-height: 1.5em;</text:p>
      <text:p text:style-name="P2">}</text:p>
      <text:p text:style-name="P2">/* ///Font Styling Global/// */</text:p>
      <text:p text:style-name="P2"/>
      <text:p text:style-name="P2"/>
      <text:p text:style-name="P2"/>
      <text:p text:style-name="P2">/* ///Font Styling H1/// */</text:p>
      <text:p text:style-name="P2">.user-css h1 {</text:p>
      <text:p text:style-name="P2"><text:s text:c="3"/>font-family: Grenze, serif;</text:p>
      <text:p text:style-name="P2"><text:s text:c="3"/>font-size: 65px;</text:p>
      <text:p text:style-name="P2"><text:s text:c="3"/>color: rgba(0, 0, 0, .6);</text:p>
      <text:p text:style-name="P2">}</text:p>
      <text:p text:style-name="P2"/>
      <text:p text:style-name="P2"/>
      <text:p text:style-name="P2"><text:soft-page-break/>.user-css-extended h1 {</text:p>
      <text:p text:style-name="P2"><text:s text:c="3"/>font-family: Puritan, sans-serif;</text:p>
      <text:p text:style-name="P2"><text:s text:c="3"/>font-size: 65px;</text:p>
      <text:p text:style-name="P2"><text:s text:c="3"/>color: rgba(0, 0, 0, .6);</text:p>
      <text:p text:style-name="P2">}</text:p>
      <text:p text:style-name="P2">/* ///Font Styling H1/// */</text:p>
      <text:p text:style-name="P2"/>
      <text:p text:style-name="P2"/>
      <text:p text:style-name="P2"/>
      <text:p text:style-name="P2">/* ///Font Styling H2/// */</text:p>
      <text:p text:style-name="P2">.user-css h2 {</text:p>
      <text:p text:style-name="P2"><text:s text:c="3"/>text-align: left; <text:s text:c="2"/>/*aligns the text (left/right/center)*/</text:p>
      <text:p text:style-name="P2"><text:s text:c="3"/>font-size: 35px;</text:p>
      <text:p text:style-name="P2"><text:s text:c="3"/>text-shadow: 0px 5px 5px rgba(0, 100, 100, .6); <text:s text:c="2"/>/*gives associated text a shadow; (left/right) (top/bottom) (shadow size) (color)*/</text:p>
      <text:p text:style-name="P2"><text:s text:c="3"/>margin-bottom: 5px;</text:p>
      <text:p text:style-name="P2"><text:s text:c="3"/>padding: 0px;</text:p>
      <text:p text:style-name="P2"><text:s text:c="3"/>border-bottom-width: 1px;</text:p>
      <text:p text:style-name="P2"><text:s text:c="3"/>border-bottom-style: solid;</text:p>
      <text:p text:style-name="P2"><text:s text:c="3"/>border-bottom-color: rgba(0, 0, 0, .6);</text:p>
      <text:p text:style-name="P2"><text:s text:c="3"/>color: rgba(0, 0, 0, .6);</text:p>
      <text:p text:style-name="P2"><text:s text:c="3"/>font-family: Cinzel Decorative, cursive;</text:p>
      <text:p text:style-name="P2">}</text:p>
      <text:p text:style-name="P2"/>
      <text:p text:style-name="P2"/>
      <text:p text:style-name="P2">.user-css-extended h2 {</text:p>
      <text:p text:style-name="P2"><text:s text:c="3"/>text-align: left;</text:p>
      <text:p text:style-name="P2"><text:s text:c="3"/>font-size: 35px;</text:p>
      <text:p text:style-name="P2"><text:s text:c="3"/>text-shadow: 0px 5px 5px rgba(0, 100, 100, .6);</text:p>
      <text:p text:style-name="P2"><text:s text:c="3"/>margin-bottom: 5px;</text:p>
      <text:p text:style-name="P2"><text:s text:c="3"/>padding: 0px;</text:p>
      <text:p text:style-name="P2"><text:s text:c="3"/>border-bottom-width: 1px;</text:p>
      <text:p text:style-name="P2"><text:s text:c="3"/>border-bottom-style: solid;</text:p>
      <text:p text:style-name="P2"><text:s text:c="3"/>border-bottom-color: rgba(0, 0, 0, .6);</text:p>
      <text:p text:style-name="P2"><text:s text:c="3"/>color: rgba(0, 0, 0, .6);</text:p>
      <text:p text:style-name="P2"><text:s text:c="3"/>font-family: Cinzel Decorative, cursive;</text:p>
      <text:p text:style-name="P2">}</text:p>
      <text:p text:style-name="P2">/* ///Font Styling H2/// */</text:p>
      <text:p text:style-name="P2"/>
      <text:p text:style-name="P2"/>
      <text:p text:style-name="P2"/>
      <text:p text:style-name="P2">/* ///Font Styling H3/// */</text:p>
      <text:p text:style-name="P2">.user-css h3 {</text:p>
      <text:p text:style-name="P2"><text:s text:c="3"/>text-align: left;</text:p>
      <text:p text:style-name="P2"><text:s text:c="3"/>font-size: 35px;</text:p>
      <text:p text:style-name="P2"><text:s text:c="3"/>text-shadow: 0px 5px 5px rgba(0, 100, 100, .6);</text:p>
      <text:p text:style-name="P2"><text:s text:c="3"/>margin-bottom: 5px;</text:p>
      <text:p text:style-name="P2"><text:s text:c="3"/>padding: 0px;</text:p>
      <text:p text:style-name="P2"><text:soft-page-break/><text:s text:c="3"/>color: rgba(0, 0, 0, .6);</text:p>
      <text:p text:style-name="P2"><text:s text:c="3"/>font-family: Kurale, serif;</text:p>
      <text:p text:style-name="P2">}</text:p>
      <text:p text:style-name="P2"/>
      <text:p text:style-name="P2"/>
      <text:p text:style-name="P2">.user-css-extended h3 {</text:p>
      <text:p text:style-name="P2"><text:s text:c="3"/>text-align: left;</text:p>
      <text:p text:style-name="P2"><text:s text:c="3"/>font-size: 35px;</text:p>
      <text:p text:style-name="P2"><text:s text:c="3"/>text-shadow: 0px 5px 5px rgba(0, 100, 100, .6);</text:p>
      <text:p text:style-name="P2"><text:s text:c="3"/>margin-bottom: 5px;</text:p>
      <text:p text:style-name="P2"><text:s text:c="3"/>padding: 0px;</text:p>
      <text:p text:style-name="P2"><text:s text:c="3"/>color: rgba(0, 0, 0, .6);</text:p>
      <text:p text:style-name="P2"><text:s text:c="3"/>font-family: Puritan, sans-serif;</text:p>
      <text:p text:style-name="P2">}</text:p>
      <text:p text:style-name="P2">/* ///Font Styling H3/// */</text:p>
      <text:p text:style-name="P2"/>
      <text:p text:style-name="P2"/>
      <text:p text:style-name="P2"/>
      <text:p text:style-name="P2">/* ///Font Styling/// H4 */</text:p>
      <text:p text:style-name="P2">.user-css h4 {</text:p>
      <text:p text:style-name="P2"><text:s text:c="3"/>text-align: left;</text:p>
      <text:p text:style-name="P2"><text:s text:c="3"/>font-size: 25px;</text:p>
      <text:p text:style-name="P2"><text:s text:c="3"/>text-shadow: 0px 5px 5px rgba(0, 100, 100, .6);</text:p>
      <text:p text:style-name="P2"><text:s text:c="3"/>margin-bottom: 0px;</text:p>
      <text:p text:style-name="P2"><text:s text:c="3"/>padding: 0px;</text:p>
      <text:p text:style-name="P2"><text:s text:c="3"/>color: rgba(0, 0, 0, .6);</text:p>
      <text:p text:style-name="P2"><text:s text:c="3"/>font-family: Cinzel Decorative, cursive;</text:p>
      <text:p text:style-name="P2">}</text:p>
      <text:p text:style-name="P2"/>
      <text:p text:style-name="P2"/>
      <text:p text:style-name="P2">.user-css-extended h4 {</text:p>
      <text:p text:style-name="P2"><text:s text:c="3"/>text-align: left;</text:p>
      <text:p text:style-name="P2"><text:s text:c="3"/>font-size: 25px;</text:p>
      <text:p text:style-name="P2"><text:s text:c="3"/>text-shadow: 0px 5px 5px rgba(0, 100, 100, .6);</text:p>
      <text:p text:style-name="P2"><text:s text:c="3"/>margin-bottom: 0px;</text:p>
      <text:p text:style-name="P2"><text:s text:c="3"/>padding: 0px;</text:p>
      <text:p text:style-name="P2"><text:s text:c="3"/>color: rgba(0, 0, 0, .6);</text:p>
      <text:p text:style-name="P2"><text:s text:c="3"/>font-family: Cinzel Decorative, cursive;</text:p>
      <text:p text:style-name="P2">}</text:p>
      <text:p text:style-name="P2">/* ///Font Styling H4/// */</text:p>
      <text:p text:style-name="P2"/>
      <text:p text:style-name="P2"/>
      <text:p text:style-name="P2"/>
      <text:p text:style-name="P2">/* ///Font Styling H5/// */</text:p>
      <text:p text:style-name="P2">.user-css h5 {</text:p>
      <text:p text:style-name="P2"><text:s text:c="3"/>text-align: left;</text:p>
      <text:p text:style-name="P2"><text:s text:c="3"/>font-size: 25px;</text:p>
      <text:p text:style-name="P2"><text:s text:c="3"/>text-shadow: 0px 5px 5px rgba(0, 100, 100, .6);</text:p>
      <text:p text:style-name="P2"><text:soft-page-break/><text:s text:c="3"/>margin-bottom: 0px;</text:p>
      <text:p text:style-name="P2"><text:s text:c="3"/>padding: 0px;</text:p>
      <text:p text:style-name="P2"><text:s text:c="3"/>color: rgba(0, 0, 0, .6);</text:p>
      <text:p text:style-name="P2"><text:s text:c="3"/>font-family: Averia Libre, cursive;</text:p>
      <text:p text:style-name="P2">}</text:p>
      <text:p text:style-name="P2"/>
      <text:p text:style-name="P2"/>
      <text:p text:style-name="P2">.user-css-extended h5 {</text:p>
      <text:p text:style-name="P2"><text:s text:c="3"/>text-align: left;</text:p>
      <text:p text:style-name="P2"><text:s text:c="3"/>font-size: 25px;</text:p>
      <text:p text:style-name="P2"><text:s text:c="3"/>text-shadow: 0px 5px 5px rgba(0, 100, 100, .6);</text:p>
      <text:p text:style-name="P2"><text:s text:c="3"/>margin-bottom: 0px;</text:p>
      <text:p text:style-name="P2"><text:s text:c="3"/>padding: 0px;</text:p>
      <text:p text:style-name="P2"><text:s text:c="3"/>color: rgba(0, 0, 0, .6);</text:p>
      <text:p text:style-name="P2"><text:s text:c="3"/>font-family: Averia Libre, cursive;</text:p>
      <text:p text:style-name="P2">}</text:p>
      <text:p text:style-name="P2">/* ///Font Styling H5/// */</text:p>
      <text:p text:style-name="P2"/>
      <text:p text:style-name="P2"/>
      <text:p text:style-name="P2"/>
      <text:p text:style-name="P2">/* ///Spans/// */ <text:s text:c="2"/>/*dont remember what is considered span but I wrote it for a reason*/</text:p>
      <text:p text:style-name="P2">.user-css span {</text:p>
      <text:p text:style-name="P2"><text:s text:c="3"/>font-family: Cinzel Decorative, cursive;</text:p>
      <text:p text:style-name="P2"><text:s text:c="3"/>color: rgba(0, 0, 0, .6);</text:p>
      <text:p text:style-name="P2">}</text:p>
      <text:p text:style-name="P2"/>
      <text:p text:style-name="P2"/>
      <text:p text:style-name="P2">.user-css-extended span {</text:p>
      <text:p text:style-name="P2"><text:s text:c="3"/>font-family: Puritan, sans-serif;</text:p>
      <text:p text:style-name="P2"><text:s text:c="3"/>color: rgba(0, 0, 0, .6);</text:p>
      <text:p text:style-name="P2">}</text:p>
      <text:p text:style-name="P2">/* ///Spans/// */</text:p>
      <text:p text:style-name="P2"/>
      <text:p text:style-name="P2"/>
      <text:p text:style-name="P2"/>
      <text:p text:style-name="P2">/* ///Font Styling Links/// */</text:p>
      <text:p text:style-name="P2">.user-css a {</text:p>
      <text:p text:style-name="P2"><text:s text:c="3"/>font-family: Germania One, cursive;</text:p>
      <text:p text:style-name="P2"><text:s text:c="3"/>font-size: 16px;</text:p>
      <text:p text:style-name="P2"><text:s text:c="3"/>color: rgba(0, 0, 0, .6);</text:p>
      <text:p text:style-name="P2"><text:s text:c="3"/>animation: linksforfun 2.0s infinite;</text:p>
      <text:p text:style-name="P2">}</text:p>
      <text:p text:style-name="P2"/>
      <text:p text:style-name="P2"/>
      <text:p text:style-name="P2">.user-css a:hover { <text:s/>/*adding :hover following the container will allow editing of hover characteristics. The following line increases the opacity of links when hovered over*/ </text:p>
      <text:p text:style-name="P2"><text:s text:c="3"/>color: rgba(0, 0, 0, 0.8);</text:p>
      <text:p text:style-name="P2">}</text:p>
      <text:p text:style-name="P2"><text:soft-page-break/></text:p>
      <text:p text:style-name="P2"/>
      <text:p text:style-name="P2">.user-css-extended a {</text:p>
      <text:p text:style-name="P2"><text:s text:c="3"/>font-family: Cinzel Decorative, cursive;</text:p>
      <text:p text:style-name="P2"><text:s text:c="3"/>font-size: 16px;</text:p>
      <text:p text:style-name="P2"><text:s text:c="3"/>color: rgba(0, 0, 0, 0.6);</text:p>
      <text:p text:style-name="P2"><text:s text:c="3"/>animation: linksforfun 2.0s infinite;</text:p>
      <text:p text:style-name="P2">}</text:p>
      <text:p text:style-name="P2"/>
      <text:p text:style-name="P2"/>
      <text:p text:style-name="P2">.user-css-extended a:hover {</text:p>
      <text:p text:style-name="P2"><text:s text:c="3"/>color: rgba(0, 0, 0, 0.8);</text:p>
      <text:p text:style-name="P2">}</text:p>
      <text:p text:style-name="P2">/* ///Font Styling Links/// */</text:p>
      <text:p text:style-name="P2"/>
      <text:p text:style-name="P2"/>
      <text:p text:style-name="P2"/>
      <text:p text:style-name="P2">/* ///Font Styling Homepage Followers/// */</text:p>
      <text:p text:style-name="P2">.user-css-followers-counter-number a {</text:p>
      <text:p text:style-name="P2"><text:s text:c="3"/>font-size: 18px;</text:p>
      <text:p text:style-name="P2">}</text:p>
      <text:p text:style-name="P2">/* ///Font Styling Homepage Followers/// */</text:p>
      <text:p text:style-name="P2"/>
      <text:p text:style-name="P2"/>
      <text:p text:style-name="P2"/>
      <text:p text:style-name="P2">/* ///Icons/// */</text:p>
      <text:p text:style-name="P2">.user-css i {</text:p>
      <text:p text:style-name="P2"><text:s text:c="3"/>color: rgba(149, 1, 1, 0.6);</text:p>
      <text:p text:style-name="P2">}</text:p>
      <text:p text:style-name="P2"/>
      <text:p text:style-name="P2"/>
      <text:p text:style-name="P2">.user-css-extended i {</text:p>
      <text:p text:style-name="P2"><text:s text:c="3"/>color: rgba(99,0,0, 0.6);</text:p>
      <text:p text:style-name="P2">}</text:p>
      <text:p text:style-name="P2">/* ///Icons/// */</text:p>
      <text:p text:style-name="P2"/>
      <text:p text:style-name="P2"/>
      <text:p text:style-name="P2"/>
      <text:p text:style-name="P2">/* ///Horizontal Rule Styling/// */</text:p>
      <text:p text:style-name="P2">.user-css hr {</text:p>
      <text:p text:style-name="P2"><text:s text:c="3"/>border-top: 2px solid;</text:p>
      <text:p text:style-name="P2"><text:s text:c="3"/>border-top-color: rgba(99,0,0, .6);</text:p>
      <text:p text:style-name="P2">}</text:p>
      <text:p text:style-name="P2">/* ///Horizontal Rule Styling/// */</text:p>
      <text:p text:style-name="P2"/>
      <text:p text:style-name="P2"/>
      <text:p text:style-name="P2"/>
      <text:p text:style-name="P2">/* Scrollbar Styling */</text:p>
      <text:p text:style-name="P2"><text:soft-page-break/>/*these lines allow you to make custom scroll bars for your world*/</text:p>
      <text:p text:style-name="P2">.user-css.page::-webkit-scrollbar { <text:s text:c="2"/>/*the scrollbar for inside the main container (not the scrollbar for the entire page*/</text:p>
      <text:p text:style-name="P2"><text:s text:c="3"/>width: 7px;</text:p>
      <text:p text:style-name="P2">}</text:p>
      <text:p text:style-name="P2"/>
      <text:p text:style-name="P2">.user-css.page::-webkit-scrollbar-track { <text:s text:c="2"/>/*the track*/</text:p>
      <text:p text:style-name="P2"><text:s text:c="3"/>background: rgba(255, 255, 255, 0.1);</text:p>
      <text:p text:style-name="P2">}</text:p>
      <text:p text:style-name="P2"/>
      <text:p text:style-name="P2">.user-css.page::-webkit-scrollbar-thumb { <text:s text:c="2"/>/*the scrolly bit, aka thumb*/</text:p>
      <text:p text:style-name="P2"><text:s text:c="3"/>background: rgba(85, 113, 83, 0.3);</text:p>
      <text:p text:style-name="P2"><text:s text:c="3"/>border-radius: 5px;</text:p>
      <text:p text:style-name="P2">}</text:p>
      <text:p text:style-name="P2"/>
      <text:p text:style-name="P2">.user-css.page::-webkit-scrollbar-thumb:hover { <text:s text:c="2"/>/*the thumb when hovered over*/</text:p>
      <text:p text:style-name="P2"><text:s text:c="3"/>background: rgba(250, 112, 112, 0.6);</text:p>
      <text:p text:style-name="P2">}</text:p>
      <text:p text:style-name="P2"/>
      <text:p text:style-name="P2">.user-css-presentation .page::-webkit-scrollbar { <text:s text:c="2"/>/*the scrollbar for the comments container*/</text:p>
      <text:p text:style-name="P2"><text:s text:c="3"/>width: 7px;</text:p>
      <text:p text:style-name="P2">}</text:p>
      <text:p text:style-name="P2"/>
      <text:p text:style-name="P2">.user-css-presentation .page::-webkit-scrollbar-track { <text:s text:c="2"/>/*the track for the comments container*/</text:p>
      <text:p text:style-name="P2"><text:s text:c="3"/>background: rgba(255, 255, 255, 0.1);</text:p>
      <text:p text:style-name="P2">}</text:p>
      <text:p text:style-name="P2"/>
      <text:p text:style-name="P2">.user-css-presentation .page::-webkit-scrollbar-thumb { <text:s text:c="2"/>/*the thumb for the comments container*/</text:p>
      <text:p text:style-name="P2"><text:s text:c="3"/>background: rgba(24, 18, 43, 0.3);</text:p>
      <text:p text:style-name="P2"><text:s text:c="3"/>border-radius: 5px;</text:p>
      <text:p text:style-name="P2">}</text:p>
      <text:p text:style-name="P2"/>
      <text:p text:style-name="P2">.user-css-presentation .page::-webkit-scrollbar-thumb:hover { <text:s text:c="2"/>/*the thumb for the comments container when hovered over*/</text:p>
      <text:p text:style-name="P2"><text:s text:c="3"/>background: rgba(99, 89, 133, 0.6);</text:p>
      <text:p text:style-name="P2">}</text:p>
      <text:p text:style-name="P2"/>
      <text:p text:style-name="P2">.user-css-presentation div#world-navigation-sidebar::-webkit-scrollbar { <text:s text:c="2"/>/*the scrollbar for the navigation sidebar container*/</text:p>
      <text:p text:style-name="P2"><text:s text:c="3"/>width: 7px;</text:p>
      <text:p text:style-name="P2">}</text:p>
      <text:p text:style-name="P2"/>
      <text:p text:style-name="P2">.user-css-presentation div#world-navigation-sidebar::-webkit-scrollbar-track { <text:s text:c="2"/>/*the track for the navigation sidebar container*/</text:p>
      <text:p text:style-name="P2"><text:s text:c="3"/>background: rgba(255, 255, 255, 0.1);</text:p>
      <text:p text:style-name="P2">}</text:p>
      <text:p text:style-name="P2"/>
      <text:p text:style-name="P2"><text:soft-page-break/>.user-css-presentation div#world-navigation-sidebar::-webkit-scrollbar-thumb { <text:s text:c="2"/>/*the thumb for the navigation sidebar container*/</text:p>
      <text:p text:style-name="P2"><text:s text:c="3"/>background: rgba(99,0,0, 1);</text:p>
      <text:p text:style-name="P2"><text:s text:c="3"/>border-radius: 5px;</text:p>
      <text:p text:style-name="P2">}</text:p>
      <text:p text:style-name="P2"/>
      <text:p text:style-name="P2">.user-css-presentation div#world-navigation-sidebar::-webkit-scrollbar-thumb:hover { <text:s text:c="2"/>/*the thumb for the navigation sidebar container when hovered over*/</text:p>
      <text:p text:style-name="P2"><text:s text:c="3"/>background: rgba(149, 1, 1, 0.6);</text:p>
      <text:p text:style-name="P2">}</text:p>
      <text:p text:style-name="P2">/* Scrollbar Styling */</text:p>
      <text:p text:style-name="P2"/>
      <text:p text:style-name="P2"/>
      <text:p text:style-name="P2"/>
      <text:p text:style-name="P2">/* Navigation Sidebar */</text:p>
      <text:p text:style-name="P2">.user-css-presentation div#world-navigation-sidebar { /*the sidebar itself*/</text:p>
      <text:p text:style-name="P2"><text:s text:c="3"/>background: url(https://www.worldanvil.com/uploads/images/dc60f779c8f30bfe0c2e6755d4ce4671.png);</text:p>
      <text:p text:style-name="P2"><text:s text:c="3"/>background-clip: padding-box;</text:p>
      <text:p text:style-name="P2"><text:s text:c="3"/>background-color: rgba(200, 200,200,0.0);</text:p>
      <text:p text:style-name="P2"><text:s text:c="3"/>border-image-source: url(https://www.worldanvil.com/uploads/images/f10a0f95a3af2a89a0ce58ffa1086ceb.png);</text:p>
      <text:p text:style-name="P2"><text:s text:c="3"/>border-image-slice: 20;</text:p>
      <text:p text:style-name="P2"><text:s text:c="3"/>border-image-repeat: fixed;</text:p>
      <text:p text:style-name="P2"><text:s text:c="3"/>border-width: 20px;</text:p>
      <text:p text:style-name="P2"><text:s text:c="3"/>border-style: solid;</text:p>
      <text:p text:style-name="P2"><text:s text:c="3"/>border-image-outset: 0px;</text:p>
      <text:p text:style-name="P2"><text:s text:c="3"/>max-width: none;</text:p>
      <text:p text:style-name="P2"><text:s text:c="3"/>width: 1500px;</text:p>
      <text:p text:style-name="P2"><text:s text:c="3"/>left: -1200px;</text:p>
      <text:p text:style-name="P2"><text:s text:c="3"/>padding-left: 1200px;</text:p>
      <text:p text:style-name="P2"><text:s text:c="3"/>box-shadow: none;</text:p>
      <text:p text:style-name="P2">}</text:p>
      <text:p text:style-name="P2"/>
      <text:p text:style-name="P2">.user-css-presentation div#world-navigation-sidebar i{ <text:s text:c="2"/>/*icons in the sidebar*/</text:p>
      <text:p text:style-name="P2"><text:s text:c="3"/>color: rgba(235,69,95, 0.6)</text:p>
      <text:p text:style-name="P2">}</text:p>
      <text:p text:style-name="P2"/>
      <text:p text:style-name="P2">.user-css#world-navigation-sidebar[style^=display] { <text:s text:c="2"/>/*the sidebar while closed*/</text:p>
      <text:p text:style-name="P2"><text:s text:c="4"/>left: -1480px !important; /*this is so mine slides in and out, instead of just appearing*/</text:p>
      <text:p text:style-name="P2"><text:s text:c="4"/>display: block !important;</text:p>
      <text:p text:style-name="P2"><text:s text:c="4"/>transition: left 1.8s; /*this is so mine slides in and out, instead of just appearing*/</text:p>
      <text:p text:style-name="P2">}</text:p>
      <text:p text:style-name="P2"/>
      <text:p text:style-name="P2">.user-css #world-navigation-sidebar { <text:s text:c="2"/>/*sidebar position when open*/</text:p>
      <text:p text:style-name="P2"><text:s text:c="4"/>display: block!important;</text:p>
      <text:p text:style-name="P2"><text:s text:c="4"/>transition: left 1s; /*this is so mine slides in and out, instead of just appearing*/</text:p>
      <text:p text:style-name="P2">}</text:p>
      <text:p text:style-name="P2"><text:soft-page-break/></text:p>
      <text:p text:style-name="P2">.user-css-presentation .world-navigation-palette-trigger-inactive { <text:s text:c="2"/>/*the sidebar button when closed*/</text:p>
      <text:p text:style-name="P2"><text:s text:c="3"/>left: 13px;</text:p>
      <text:p text:style-name="P2"><text:s text:c="3"/>transition: left 1.8s;</text:p>
      <text:p text:style-name="P2"><text:s text:c="3"/>background: rgba(54,54,54, 0.15);</text:p>
      <text:p text:style-name="P2"><text:s text:c="3"/>border: 3px solid #A5C9FF;</text:p>
      <text:p text:style-name="P2"><text:s text:c="3"/>border-opacity: 60%;</text:p>
      <text:p text:style-name="P2"><text:s text:c="3"/>border-radius: 3px;</text:p>
      <text:p text:style-name="P2">}</text:p>
      <text:p text:style-name="P2"><text:s text:c="2"/></text:p>
      <text:p text:style-name="P2">.user-css-presentation .world-navigation-palette-trigger-inactive i { <text:s text:c="2"/>/*the small icon in the sidebar button when closed*/</text:p>
      <text:p text:style-name="P2"><text:s text:c="3"/>color: #A5FFC9;</text:p>
      <text:p text:style-name="P2"><text:s text:c="3"/>font-size: 14px;</text:p>
      <text:p text:style-name="P2">}</text:p>
      <text:p text:style-name="P2"/>
      <text:p text:style-name="P2">.user-css-presentation .world-navigation-palette-trigger-active { <text:s text:c="2"/>/*the sidebar button when open*/</text:p>
      <text:p text:style-name="P2"><text:s text:c="3"/>left: 293px;</text:p>
      <text:p text:style-name="P2"><text:s text:c="3"/>transition: left 1s;</text:p>
      <text:p text:style-name="P2"><text:s text:c="3"/>background: rgba(54,54,54, 0.15);</text:p>
      <text:p text:style-name="P2"><text:s text:c="3"/>border: 3px solid rgba(99,0,0, 0.6);</text:p>
      <text:p text:style-name="P2"><text:s text:c="3"/>border-radius: 3px;</text:p>
      <text:p text:style-name="P2">}</text:p>
      <text:p text:style-name="P2"/>
      <text:p text:style-name="P2">.user-css-presentation .world-navigation-palette-trigger-active I { <text:s text:c="2"/>/*the small icon in the sidebar button when opened*/</text:p>
      <text:p text:style-name="P2"><text:s text:c="3"/>color: rgba(99,0,0,1);</text:p>
      <text:p text:style-name="P2"><text:s text:c="3"/>font-size: 14px;</text:p>
      <text:p text:style-name="P2">}</text:p>
      <text:p text:style-name="P2">/* Navigation Sidebar */</text:p>
      <text:p text:style-name="P2"/>
      <text:p text:style-name="P2"><text:s/>.user-css a.world-share-rss-feed-link {</text:p>
      <text:p text:style-name="P2"><text:tab/>background: #363636;</text:p>
      <text:p text:style-name="P2"><text:tab/>border-color: #630000;</text:p>
      <text:p text:style-name="P2"><text:tab/>color: #B4CDE6 !important;</text:p>
      <text:p text:style-name="P2">}</text:p>
      <text:p text:style-name="P2"/>
      <text:p text:style-name="P2">/* ///World Title Box/// */</text:p>
      <text:p text:style-name="P2">.user-css .world-title { <text:s text:c="2"/>/*In order to design my own animated title for the world homepage, I first hid the actual title by reducing the opacity to 0. I then drew a gif of the animated title. Then, in the container where the title sits, I made the background the aforementioned gif. Boom bada bang animated title.*/</text:p>
      <text:p text:style-name="P2"><text:s text:c="3"/>font-size: 96px;</text:p>
      <text:p text:style-name="P2"><text:s text:c="3"/>text-shadow: 0px 5px 5px rgba(54,54,54, 0.0);</text:p>
      <text:p text:style-name="P2"><text:s text:c="3"/>margin-top: 45px;</text:p>
      <text:p text:style-name="P2"><text:s text:c="3"/>margin-bottom: 0px;</text:p>
      <text:p text:style-name="P2"><text:s text:c="3"/>padding: 30px;</text:p>
      <text:p text:style-name="P2"><text:s text:c="3"/>background: url(https://www.worldanvil.com/uploads/images/6dd90552b268b311135488c15cabc5c3.gif);</text:p>
      <text:p text:style-name="P2"><text:soft-page-break/><text:s text:c="3"/>background-size: 50%;</text:p>
      <text:p text:style-name="P2"><text:s text:c="3"/>background-repeat: no-repeat;</text:p>
      <text:p text:style-name="P2"><text:s text:c="3"/>background-position: center;</text:p>
      <text:p text:style-name="P2"><text:s text:c="3"/>color: rgba(15, 61, 62, 0.0);</text:p>
      <text:p text:style-name="P2">}</text:p>
      <text:p text:style-name="P2"/>
      <text:p text:style-name="P2">.user-css div.author-item.world-author { <text:s text:c="2"/>/*the world author text on the main page*/</text:p>
      <text:p text:style-name="P2"><text:s text:c="3"/>padding-top: 0px;</text:p>
      <text:p text:style-name="P2">}</text:p>
      <text:p text:style-name="P2">/* ///World Title Box/// */</text:p>
      <text:p text:style-name="P2"/>
      <text:p text:style-name="P2"/>
      <text:p text:style-name="P2"/>
      <text:p text:style-name="P2">/* World Row */</text:p>
      <text:p text:style-name="P2">/* unused in Perillel*/</text:p>
      <text:p text:style-name="P2">.user-css.page-world-homepage div.world-content { <text:s text:c="2"/>/*a container surrounding all of the sections of the main world page*/</text:p>
      <text:p text:style-name="P2"/>
      <text:p text:style-name="P2">}</text:p>
      <text:p text:style-name="P2"/>
      <text:p text:style-name="P2">/*timelines header*/</text:p>
      <text:p text:style-name="P2">.user-css .timelines-list-header { <text:s text:c="2"/>/*hides the timelines header and makes the container effectively disappear*/</text:p>
      <text:p text:style-name="P2"><text:s text:c="3"/>visibility: hidden;</text:p>
      <text:p text:style-name="P2"><text:s text:c="3"/>height: 0px;</text:p>
      <text:p text:style-name="P2"><text:s text:c="3"/>width: 0px;</text:p>
      <text:p text:style-name="P2">}</text:p>
      <text:p text:style-name="P2"/>
      <text:p text:style-name="P2">/* This code turns the article lists into a 2x2 grid (doesnt work for mobile) - unused in Perillel</text:p>
      <text:p text:style-name="P2">.user-css div.world-featured-articles ul.article-list li {</text:p>
      <text:p text:style-name="P2"><text:s text:c="3"/>width: 50%;</text:p>
      <text:p text:style-name="P2"><text:s text:c="3"/>float: left;</text:p>
      <text:p text:style-name="P2">}</text:p>
      <text:p text:style-name="P2"/>
      <text:p text:style-name="P2">.user-css div.world-recent-articles ul.article-list li {</text:p>
      <text:p text:style-name="P2"><text:s text:c="3"/>width: 50%;</text:p>
      <text:p text:style-name="P2"><text:s text:c="3"/>float: left;</text:p>
      <text:p text:style-name="P2">}</text:p>
      <text:p text:style-name="P2"/>
      <text:p text:style-name="P2">.user-css div.world-recent-articles h2 {</text:p>
      <text:p text:style-name="P2"><text:s text:c="3"/>float: left;</text:p>
      <text:p text:style-name="P2">}</text:p>
      <text:p text:style-name="P2">*/</text:p>
      <text:p text:style-name="P2">/* World Row */</text:p>
      <text:p text:style-name="P2"/>
      <text:p text:style-name="P2"/>
      <text:p text:style-name="P2"/>
      <text:p text:style-name="P2">/* World Table of Contents */</text:p>
      <text:p text:style-name="P2"><text:soft-page-break/>.user-css div.followers-counter div.panel { <text:s text:c="2"/>/*the followers panel on the main page*/</text:p>
      <text:p text:style-name="P2"><text:s text:c="3"/>background: rgba(255, 255, 255, .15);</text:p>
      <text:p text:style-name="P2"><text:s text:c="3"/>border: 4px solid rgba(42,36,56, 0.4);</text:p>
      <text:p text:style-name="P2"><text:s text:c="3"/>box-shadow: 0px 3px 3px rgba(0, 0, 0, 0.2);</text:p>
      <text:p text:style-name="P2"><text:s text:c="3"/>border-radius: 4px;</text:p>
      <text:p text:style-name="P2"><text:s text:c="3"/>color: rgba(0, 0, 0, .7);</text:p>
      <text:p text:style-name="P2"><text:s text:c="3"/>text-shadow: 0px 3px 3px rgba(0,0,0, .8);</text:p>
      <text:p text:style-name="P2"><text:s text:c="3"/>font-family: Germania One, cursive;</text:p>
      <text:p text:style-name="P2"><text:s text:c="3"/>font-size: 20px;</text:p>
      <text:p text:style-name="P2">}</text:p>
      <text:p text:style-name="P2">/* World Table of Contents */</text:p>
      <text:p text:style-name="P2"/>
      <text:p text:style-name="P2"/>
      <text:p text:style-name="P2"/>
      <text:p text:style-name="P2">/* Homepage Map Panel */</text:p>
      <text:p text:style-name="P2">.user-css li.map-box.map-item { <text:s text:c="2"/>/*the box surrounding the map and title*/</text:p>
      <text:p text:style-name="P2"><text:s text:c="3"/>background: rgba(255, 255, 255, .15);</text:p>
      <text:p text:style-name="P2"><text:s text:c="3"/>border: 4px solid rgba(0,0,0,.4);</text:p>
      <text:p text:style-name="P2"><text:s text:c="3"/>box-shadow: 0px 3px 3px rgba(0, 0, 0, .2);</text:p>
      <text:p text:style-name="P2"><text:s text:c="3"/>border-radius: 4px;</text:p>
      <text:p text:style-name="P2"><text:s text:c="3"/>padding: 3px;</text:p>
      <text:p text:style-name="P2">}</text:p>
      <text:p text:style-name="P2"/>
      <text:p text:style-name="P2">.user-css .map-box .img-responsive { <text:s text:c="2"/>/*the image of the map*/</text:p>
      <text:p text:style-name="P2"><text:s text:c="3"/>background: rgba(255, 255, 255, 0.2);</text:p>
      <text:p text:style-name="P2">}</text:p>
      <text:p text:style-name="P2"/>
      <text:p text:style-name="P2">.user-css li.map-box.map-item div small { <text:s text:c="2"/>/*a box surrounding just the title*/</text:p>
      <text:p text:style-name="P2"><text:s text:c="3"/>font-family: Germania One, cursive;</text:p>
      <text:p text:style-name="P2"><text:s text:c="3"/>font-size: 23px;</text:p>
      <text:p text:style-name="P2"><text:s text:c="3"/>color: rgba(0, 0, 0, .6);</text:p>
      <text:p text:style-name="P2"><text:s text:c="3"/>text-shadow: 0px 2px 4px rgba(0,0,0, .3);</text:p>
      <text:p text:style-name="P2"><text:s text:c="3"/>padding: 0px;</text:p>
      <text:p text:style-name="P2">}</text:p>
      <text:p text:style-name="P2">/* Homepage Map Panel */</text:p>
      <text:p text:style-name="P2"/>
      <text:p text:style-name="P2"/>
      <text:p text:style-name="P2"/>
      <text:p text:style-name="P2">/* Spoilers */</text:p>
      <text:p text:style-name="P2">.user-css a.btn.btn-sm.btn-primary.spoiler-button[aria-expanded=true] { <text:s text:c="2"/>/*unsure exactly what this is doing*/</text:p>
      <text:p text:style-name="P2"><text:s text:c="3"/>border-bottom: 1px solid;</text:p>
      <text:p text:style-name="P2"><text:s text:c="3"/>transition: 0s;</text:p>
      <text:p text:style-name="P2">}</text:p>
      <text:p text:style-name="P2"/>
      <text:p text:style-name="P2">.user-css a.btn.btn-sm.btn-primary.spoiler-button { <text:s text:c="2"/>/*the button when the spoiler is toggled open*/</text:p>
      <text:p text:style-name="P2"><text:s text:c="3"/>background: rgba(255, 255, 255, 0.15);</text:p>
      <text:p text:style-name="P2"><text:s text:c="3"/>border: 4px solid rgba(0,0,0,0.4);</text:p>
      <text:p text:style-name="P2"><text:soft-page-break/><text:s text:c="3"/>border-radius: 0px;</text:p>
      <text:p text:style-name="P2"><text:s text:c="3"/>border-bottom: 4px solid;</text:p>
      <text:p text:style-name="P2"><text:s text:c="3"/>width: 100%;</text:p>
      <text:p text:style-name="P2"><text:s text:c="3"/>height: auto;</text:p>
      <text:p text:style-name="P2"><text:s text:c="3"/>text-shadow: 0px 3px 3px rgba(165, 0, 165, 0.8);</text:p>
      <text:p text:style-name="P2"><text:s text:c="3"/>font-family: Germania One, cursive;</text:p>
      <text:p text:style-name="P2"><text:s text:c="3"/>font-size: 18px;</text:p>
      <text:p text:style-name="P2"><text:s text:c="3"/>color: rgba(0, 0, 0, .6)!important;</text:p>
      <text:p text:style-name="P2"><text:s text:c="3"/>margin-bottom: 0px;</text:p>
      <text:p text:style-name="P2"><text:s text:c="3"/>white-space: normal;</text:p>
      <text:p text:style-name="P2"><text:s text:c="3"/>transition: 1s; <text:s text:c="2"/>/*transition can be used to create psuedo-animations where the website will change between two states over a period of time. in this case, the state is when the spoiler opens or closes*/</text:p>
      <text:p text:style-name="P2">}</text:p>
      <text:p text:style-name="P2"/>
      <text:p text:style-name="P2">.user-css a.btn.btn-sm.btn-primary.spoiler-button.collapsed { <text:s text:c="2"/>/*the button when the spoiler is toggled closed*/</text:p>
      <text:p text:style-name="P2"><text:s text:c="3"/>background: rgba(255, 255, 255, .15);</text:p>
      <text:p text:style-name="P2"><text:s text:c="3"/>border: 4px solid rgba(0,0,0,.4);</text:p>
      <text:p text:style-name="P2"><text:s text:c="3"/>border-bottom: 4px solid rgba(0,0,0,.4);</text:p>
      <text:p text:style-name="P2"><text:s text:c="3"/>box-shadow: 0px 3px 3px rgba(0, 0, 0, .2);</text:p>
      <text:p text:style-name="P2"><text:s text:c="3"/>border-radius: 0px;</text:p>
      <text:p text:style-name="P2"><text:s text:c="3"/>width: 100%;</text:p>
      <text:p text:style-name="P2"><text:s text:c="3"/>height: auto;</text:p>
      <text:p text:style-name="P2"><text:s text:c="3"/>text-shadow: 0px 3px 3px rgba(165, 0, 165, .8);</text:p>
      <text:p text:style-name="P2"><text:s text:c="3"/>font-family: Germania One, cursive;</text:p>
      <text:p text:style-name="P2"><text:s text:c="3"/>font-size: 18px;</text:p>
      <text:p text:style-name="P2"><text:s text:c="3"/>color: rgba(0, 0, 0, 0.6)!important;</text:p>
      <text:p text:style-name="P2"><text:s text:c="3"/>white-space: normal;</text:p>
      <text:p text:style-name="P2"><text:s text:c="3"/>transition: 0.2s;</text:p>
      <text:p text:style-name="P2">}</text:p>
      <text:p text:style-name="P2"/>
      <text:p text:style-name="P2">.user-css div.well.spoiler-content { <text:s text:c="2"/>/*the content of the spoiler*/</text:p>
      <text:p text:style-name="P2"><text:s text:c="3"/>background: rgba(24, 24, 35, 0.15);</text:p>
      <text:p text:style-name="P2"><text:s text:c="3"/>border: 4px solid rgba(0,0,0,0.4);</text:p>
      <text:p text:style-name="P2"><text:s text:c="3"/>border-top: none;</text:p>
      <text:p text:style-name="P2"><text:s text:c="3"/>box-shadow: 0px 3px 3px rgba(0, 0, 0, 0.2);</text:p>
      <text:p text:style-name="P2"><text:s text:c="3"/>border-radius: 0px;</text:p>
      <text:p text:style-name="P2"><text:s text:c="3"/>width: 100%;</text:p>
      <text:p text:style-name="P2"><text:s text:c="3"/>height: auto;</text:p>
      <text:p text:style-name="P2"><text:s text:c="3"/>font-family: Germania One, cursive;</text:p>
      <text:p text:style-name="P2"><text:s text:c="3"/>font-size: 14px;</text:p>
      <text:p text:style-name="P2"><text:s text:c="3"/>color: rgba(83, 127, 235, 0.6)!important;</text:p>
      <text:p text:style-name="P2">}</text:p>
      <text:p text:style-name="P2">/* Spoilers */</text:p>
      <text:p text:style-name="P2"/>
      <text:p text:style-name="P2"/>
      <text:p text:style-name="P2"/>
      <text:p text:style-name="P2">/* Article Title Box */</text:p>
      <text:p text:style-name="P2"><text:soft-page-break/>/*unused in Perillel*/</text:p>
      <text:p text:style-name="P2">.user-css div.col-md-12.article-title { <text:s text:c="2"/>/*a box surrounding article titles*/</text:p>
      <text:p text:style-name="P2"/>
      <text:p text:style-name="P2">}</text:p>
      <text:p text:style-name="P2">/* Article Title Box */</text:p>
      <text:p text:style-name="P2"/>
      <text:p text:style-name="P2"/>
      <text:p text:style-name="P2"/>
      <text:p text:style-name="P2">/* col-sm-x boxes */</text:p>
      <text:p text:style-name="P2">/*this is a way to globally affect all of your custom bbcode containers, depending on how you create them*/</text:p>
      <text:p text:style-name="P2">/*unused in Perillel*/</text:p>
      <text:p text:style-name="P2">.user-css div.col-sm-4 {</text:p>
      <text:p text:style-name="P2"/>
      <text:p text:style-name="P2">}</text:p>
      <text:p text:style-name="P2"/>
      <text:p text:style-name="P2">.user-css div.col-sm-6 {</text:p>
      <text:p text:style-name="P2"/>
      <text:p text:style-name="P2">}</text:p>
      <text:p text:style-name="P2"/>
      <text:p text:style-name="P2">.user-css div.col-sm-8 {</text:p>
      <text:p text:style-name="P2"/>
      <text:p text:style-name="P2">}</text:p>
      <text:p text:style-name="P2"/>
      <text:p text:style-name="P2">.user-css div.col-sm-12 {</text:p>
      <text:p text:style-name="P2"/>
      <text:p text:style-name="P2">}</text:p>
      <text:p text:style-name="P2"/>
      <text:p text:style-name="P2">.user-css div.col-sm-12 h5 {</text:p>
      <text:p text:style-name="P2"/>
      <text:p text:style-name="P2">}</text:p>
      <text:p text:style-name="P2">/* col-sm-x boxes */</text:p>
      <text:p text:style-name="P2"/>
      <text:p text:style-name="P2"/>
      <text:p text:style-name="P2"/>
      <text:p text:style-name="P2">/* Pseudo-elements */</text:p>
      <text:p text:style-name="P2">/* allows for customization of psuedo elements when paired with noted bbcode */</text:p>
      <text:p text:style-name="P2">[container:sidemarker] Wir feiern Endzeit! [/container] </text:p>
      <text:p text:style-name="P2">.user-css .sidemarker {</text:p>
      <text:p text:style-name="P2">content: url(https://www.worldanvil.com/uploads/images/da0eed1ae788a5b7a31cc5c1c50f1474.png);</text:p>
      <text:p text:style-name="P2"><text:s/>[container:sidemarker] Shield-Crest of Wahrheilige [img:4243531] [/container]</text:p>
      <text:p text:style-name="P2">position: absolute;</text:p>
      <text:p text:style-name="P2">width: 3px;</text:p>
      <text:p text:style-name="P2">height: 100%;</text:p>
      <text:p text:style-name="P2">top: 0;</text:p>
      <text:p text:style-name="P2">right: 0;</text:p>
      <text:p text:style-name="P2">background: white;</text:p>
      <text:p text:style-name="P2">box-shadow: black;</text:p>
      <text:p text:style-name="P2"><text:soft-page-break/>}</text:p>
      <text:p text:style-name="P2">/* Pseudo-elements */</text:p>
      <text:p text:style-name="P2"/>
      <text:p text:style-name="P2"/>
      <text:p text:style-name="P2"/>
      <text:p text:style-name="P2">/* ///Quote Boxes/// */</text:p>
      <text:p text:style-name="P2">.user-css blockquote {</text:p>
      <text:p text:style-name="P2"><text:s text:c="3"/>background: rgba(255, 255, 255, .15);</text:p>
      <text:p text:style-name="P2"><text:s text:c="3"/>border: 4px solid rgba(0,0,0,.4);</text:p>
      <text:p text:style-name="P2"><text:s text:c="3"/>box-shadow: 0px 3px 3px rgba(0, 0, 0, .2);</text:p>
      <text:p text:style-name="P2"><text:s text:c="3"/>border-radius: 4px;</text:p>
      <text:p text:style-name="P2"><text:s text:c="3"/>color: rgba(0, 0, 0, .7);</text:p>
      <text:p text:style-name="P2"><text:s text:c="3"/>text-shadow: 0px 3px 3px rgba(0,0,0, .8);</text:p>
      <text:p text:style-name="P2"><text:s text:c="3"/>font-family: Germania One, cursive;</text:p>
      <text:p text:style-name="P2"><text:s text:c="3"/>font-size: 20px;</text:p>
      <text:p text:style-name="P2">}</text:p>
      <text:p text:style-name="P2"/>
      <text:p text:style-name="P2"/>
      <text:p text:style-name="P2">.user-css blockquote h3 .text-center {</text:p>
      <text:p text:style-name="P2"><text:s text:c="3"/>color: rgba(15, 52, 96, 0.7);</text:p>
      <text:p text:style-name="P2"><text:s text:c="3"/>font-family: Germania One, cursive;</text:p>
      <text:p text:style-name="P2"><text:s text:c="3"/>font-weight: bold;</text:p>
      <text:p text:style-name="P2"><text:s text:c="3"/>font-size: 26px;</text:p>
      <text:p text:style-name="P2"><text:s text:c="3"/>line-height: 1.3em;</text:p>
      <text:p text:style-name="P2">}</text:p>
      <text:p text:style-name="P2">/* ///Quote Boxes/// */</text:p>
      <text:p text:style-name="P2"/>
      <text:p text:style-name="P2"/>
      <text:p text:style-name="P2"/>
      <text:p text:style-name="P2">/* ///Sidebar + Panels Boxes/// */</text:p>
      <text:p text:style-name="P2">.user-css div.panel {</text:p>
      <text:p text:style-name="P2"><text:s text:c="3"/>color: rgba(0, 0, 0, .6);</text:p>
      <text:p text:style-name="P2"><text:s text:c="3"/>text-shadow: 0px 3px 3px rgba(0,0,0, .8);</text:p>
      <text:p text:style-name="P2"><text:s text:c="3"/>font-family: Grenze, serif;</text:p>
      <text:p text:style-name="P2"><text:s text:c="3"/>background: rgba(255, 255, 255, .15);</text:p>
      <text:p text:style-name="P2"><text:s text:c="3"/>box-shadow: 0px 3px 4px rgba(0, 0, 0, .4);</text:p>
      <text:p text:style-name="P2"><text:s text:c="3"/>border: 3px solid rgba(0,0,0,.2);</text:p>
      <text:p text:style-name="P2"><text:s text:c="3"/>border-radius: 9px;</text:p>
      <text:p text:style-name="P2">}</text:p>
      <text:p text:style-name="P2">/* ///Sidebar + Panels Boxes/// */</text:p>
      <text:p text:style-name="P2"/>
      <text:p text:style-name="P2"/>
      <text:p text:style-name="P2"/>
      <text:p text:style-name="P2">/* ///Search Bar/// */</text:p>
      <text:p text:style-name="P2">/*The search bar is a complicated mess to work on. I recommend just copying what I have below and slowly working out what each block is doing.*/</text:p>
      <text:p text:style-name="P2">.user-css .search-form { <text:s text:c="2"/>/*where the search bar sits*/</text:p>
      <text:p text:style-name="P2"><text:s text:c="3"/>margin: 0px;</text:p>
      <text:p text:style-name="P2"><text:soft-page-break/><text:s text:c="3"/>margin-left: -50px;</text:p>
      <text:p text:style-name="P2"><text:s text:c="3"/>margin-top: -20px;</text:p>
      <text:p text:style-name="P2"><text:s text:c="3"/>left: auto;</text:p>
      <text:p text:style-name="P2">}</text:p>
      <text:p text:style-name="P2"/>
      <text:p text:style-name="P2"/>
      <text:p text:style-name="P2">.user-css .typeahead-input { <text:s text:c="2"/>/*what is typed in the search bar*/</text:p>
      <text:p text:style-name="P2"><text:s text:c="3"/>color: rgba(200, 0, 0, 1); /*red*/</text:p>
      <text:p text:style-name="P2"><text:s text:c="3"/>font-family: Grenze, serif;</text:p>
      <text:p text:style-name="P2"><text:s text:c="3"/>border: 3px solid rgba(200, 0, 0, 0.6); /*red*/</text:p>
      <text:p text:style-name="P2"><text:s text:c="3"/>box-shadow: 0px 3px 3px rgba(0, 0, 0, 0.2); /*black*/</text:p>
      <text:p text:style-name="P2"><text:s text:c="3"/>background: rgba(255, 255, 255, 1); /*white*/</text:p>
      <text:p text:style-name="P2">}</text:p>
      <text:p text:style-name="P2"/>
      <text:p text:style-name="P2">.user-css .search-form:focus { <text:s text:c="2"/>/*I dont even know*/</text:p>
      <text:p text:style-name="P2"><text:s text:c="3"/>outline: unset;</text:p>
      <text:p text:style-name="P2">}</text:p>
      <text:p text:style-name="P2"/>
      <text:p text:style-name="P2">.user-css .form-group:focus { <text:s text:c="2"/>/*this either*/</text:p>
      <text:p text:style-name="P2"><text:s text:c="3"/>outline: unset;</text:p>
      <text:p text:style-name="P2">}</text:p>
      <text:p text:style-name="P2"/>
      <text:p text:style-name="P2"/>
      <text:p text:style-name="P2">.user-css .typeahead-input:focus { <text:s text:c="2"/>/*gives the search bar a shadow when typing inside it (focus)*/</text:p>
      <text:p text:style-name="P2"><text:s text:c="3"/>outline: unset;</text:p>
      <text:p text:style-name="P2"><text:s text:c="3"/>border-color: rgba(0, 0, 0, 1);</text:p>
      <text:p text:style-name="P2">}</text:p>
      <text:p text:style-name="P2"/>
      <text:p text:style-name="P2"/>
      <text:p text:style-name="P2">.user-css .typeahead-input::placeholder { <text:s text:c="2"/>/*the search inside the search bar when empty*/</text:p>
      <text:p text:style-name="P2"><text:s text:c="3"/>color: rgba(83, 127, 235, 1); /*lightblue*/</text:p>
      <text:p text:style-name="P2">background-color: #181823; /*darkblack ~ darkblue*/</text:p>
      <text:p text:style-name="P2"><text:s text:c="3"/>opacity: 100%;</text:p>
      <text:p text:style-name="P2">}</text:p>
      <text:p text:style-name="P2"/>
      <text:p text:style-name="P2"/>
      <text:p text:style-name="P2">.user-css #search-button.btn.btn-link { <text:s text:c="2"/>/*the magnifying glass*/</text:p>
      <text:p text:style-name="P2"><text:s text:c="3"/>color: rgba(233, 100, 121, 1); /*red*/</text:p>
      <text:p text:style-name="P2"><text:s text:c="3"/>font-family: Germania One, cursive;</text:p>
      <text:p text:style-name="P2"><text:s text:c="3"/>opacity: 100%;</text:p>
      <text:p text:style-name="P2">}</text:p>
      <text:p text:style-name="P2"/>
      <text:p text:style-name="P2"/>
      <text:p text:style-name="P2">.user-css .typeahead.dropdown-menu { <text:s text:c="2"/>/*the dropdown menu (and some associated text, I think?)*/</text:p>
      <text:p text:style-name="P2"><text:s text:c="3"/>color: rgba(233, 100, 121, 0.6);</text:p>
      <text:p text:style-name="P2"><text:s text:c="3"/>background: rgba(77, 69, 93, 0.15); /*lightblack ~ darkindigo*/</text:p>
      <text:p text:style-name="P2"><text:s text:c="3"/>box-shadow: 0px 3px 3px rgba(0, 0, 0, 0.2);</text:p>
      <text:p text:style-name="P2"><text:s text:c="3"/>border: 4px solid rgba(0,0,0,0.4);</text:p>
      <text:p text:style-name="P2"><text:soft-page-break/><text:s text:c="3"/>border-radius: 3px;</text:p>
      <text:p text:style-name="P2"><text:s text:c="3"/>border-color: rgba(245, 233, 207, 0.5); /*whitepink*/</text:p>
      <text:p text:style-name="P2">}</text:p>
      <text:p text:style-name="P2"/>
      <text:p text:style-name="P2"/>
      <text:p text:style-name="P2">.user-css .typeahead .dropdown-item { <text:s text:c="2"/>/*individual dropdown items*/</text:p>
      <text:p text:style-name="P2"><text:s text:c="3"/>color: rgba(43, 52, 103, 0.6); /*darkblue*/</text:p>
      <text:p text:style-name="P2">}</text:p>
      <text:p text:style-name="P2"/>
      <text:p text:style-name="P2"/>
      <text:p text:style-name="P2">.user-css .typeahead a.dropdown-item { <text:s text:c="2"/>/*removes the white background from hovered selections, can also be used to add effects*/</text:p>
      <text:p text:style-name="P2"><text:s text:c="3"/>background: transparent #ffffff; /*white*/</text:p>
      <text:p text:style-name="P2">}</text:p>
      <text:p text:style-name="P2"/>
      <text:p text:style-name="P2">.user-css .typeahead .text-muted { <text:s text:c="2"/>/*the font color in the dropdown menu when not hovered*/</text:p>
      <text:p text:style-name="P2"><text:s text:c="3"/>color: rgba(125, 185, 182, 0.5); /*skyblue*/</text:p>
      <text:p text:style-name="P2">}</text:p>
      <text:p text:style-name="P2"/>
      <text:p text:style-name="P2">.user-css .typeahead .active .text-muted { <text:s text:c="2"/>/*the font color in the dropdown menu when hovered*/</text:p>
      <text:p text:style-name="P2"><text:s text:c="3"/>color: rgba(162, 18, 50, 0.6); /*darkred*/</text:p>
      <text:p text:style-name="P2">}</text:p>
      <text:p text:style-name="P2">/* ///Search Bar/// */</text:p>
      <text:p text:style-name="P2"/>
      <text:p text:style-name="P2"/>
      <text:p text:style-name="P2"/>
      <text:p text:style-name="P2">/* Back To World Bar */</text:p>
      <text:p text:style-name="P2">.user-css .backtoworld a {</text:p>
      <text:p text:style-name="P2"><text:s text:c="3"/>font-family: Germania One, cursive;</text:p>
      <text:p text:style-name="P2"><text:s text:c="3"/>background-color: rgba(255, 255, 255, 0.15);</text:p>
      <text:p text:style-name="P2"><text:s text:c="3"/>border: 3px solid rgba(0, 0, 0, 0.2);</text:p>
      <text:p text:style-name="P2"><text:s text:c="3"/>box-shadow: 0px 3px 5px rgba(0,0,0, 0.8);</text:p>
      <text:p text:style-name="P2"><text:s text:c="3"/>margin-left: 15px;</text:p>
      <text:p text:style-name="P2"><text:s text:c="3"/>left: 0px;</text:p>
      <text:p text:style-name="P2"><text:s text:c="3"/>top: 15px;</text:p>
      <text:p text:style-name="P2"><text:s text:c="3"/>border-radius: 3px;</text:p>
      <text:p text:style-name="P2"><text:s text:c="3"/>color: rgba(0, 0, 0, 0.7);</text:p>
      <text:p text:style-name="P2"><text:s text:c="3"/>text-shadow: 0px 3px 3px rgba(0,0,0, 0.8);</text:p>
      <text:p text:style-name="P2">}</text:p>
      <text:p text:style-name="P2"/>
      <text:p text:style-name="P2"/>
      <text:p text:style-name="P2">.user-css .backtoworld a:hover {</text:p>
      <text:p text:style-name="P2"><text:s text:c="3"/>color: rgba(0, 0, 0, 0.7);</text:p>
      <text:p text:style-name="P2"><text:s text:c="3"/>background-color: rgba(255, 255, 255, 0.15);</text:p>
      <text:p text:style-name="P2"><text:s text:c="3"/>border-color: rgba(0, 0, 0, .5);</text:p>
      <text:p text:style-name="P2"><text:s text:c="3"/>text-shadow: 0px 3px 3px rgba(0, 0, 0, 0.5);</text:p>
      <text:p text:style-name="P2">}</text:p>
      <text:p text:style-name="P2">/* Back To World Bar */</text:p>
      <text:p text:style-name="P2"><text:soft-page-break/></text:p>
      <text:p text:style-name="P2"/>
      <text:p text:style-name="P2"/>
      <text:p text:style-name="P2">/* Twitch Icon */</text:p>
      <text:p text:style-name="P2">/*allows you to somewhat customize the twitch icon; same concept works on the other icons as well*/</text:p>
      <text:p text:style-name="P2">.user-css i.fab.fa-twitch { <text:s text:c="2"/>/*twitch icon normal*/</text:p>
      <text:p text:style-name="P2"><text:s text:c="3"/>width: auto;</text:p>
      <text:p text:style-name="P2"><text:s text:c="3"/>height: auto;</text:p>
      <text:p text:style-name="P2"><text:s text:c="3"/>padding: 4px;</text:p>
      <text:p text:style-name="P2"><text:s text:c="3"/>background: rgba(255, 255, 255, .15);</text:p>
      <text:p text:style-name="P2"><text:s text:c="3"/>border: 3px solid rgba(0,0,0,.2);</text:p>
      <text:p text:style-name="P2"><text:s text:c="3"/>box-shadow: 0px 3px 3px rgba(0, 0, 0, .2);</text:p>
      <text:p text:style-name="P2"><text:s text:c="3"/>border-radius: 3px;</text:p>
      <text:p text:style-name="P2"><text:s text:c="3"/>text-shadow: 0px 3px 3px rgba(0,0,0, .8);</text:p>
      <text:p text:style-name="P2"><text:s text:c="3"/>color: rgba(0, 0, 0, .6);</text:p>
      <text:p text:style-name="P2"><text:s text:c="3"/>animation: linksforfun 2.0s infinite;</text:p>
      <text:p text:style-name="P2">}</text:p>
      <text:p text:style-name="P2"/>
      <text:p text:style-name="P2"/>
      <text:p text:style-name="P2">.user-css i.fab.fa-twitch:hover { <text:s text:c="2"/>/*twitch icon while hovered*/</text:p>
      <text:p text:style-name="P2"><text:s text:c="3"/>border-color: rgba(0,0,0,.5);</text:p>
      <text:p text:style-name="P2">}</text:p>
      <text:p text:style-name="P2">/* Twitch Icon */</text:p>
      <text:p text:style-name="P2"/>
      <text:p text:style-name="P2"/>
      <text:p text:style-name="P2"/>
      <text:p text:style-name="P2">/* Metadata + OrgTree */</text:p>
      <text:p text:style-name="P2">/*this large section takes care of everything in the metadata and organizational tree container at the bottome of the page*/</text:p>
      <text:p text:style-name="P2">/*side note: editing this section takes a lot of effort and youll see a lot of duplicate code*/</text:p>
      <text:p text:style-name="P2">/*side side note: if anyone knows an easier way to do all of this, please let me know*/</text:p>
      <text:p text:style-name="P2">.user-css-extended .nav-tabs a { <text:s text:c="2"/>/*the metadata and orgtree tabs, before selected*/</text:p>
      <text:p text:style-name="P2"><text:s text:c="3"/>margin: 5px;</text:p>
      <text:p text:style-name="P2"><text:s text:c="3"/>background: rgba(255, 255, 255, .15);</text:p>
      <text:p text:style-name="P2"><text:s text:c="3"/>border: 3px solid rgba(0,0,0,.4);</text:p>
      <text:p text:style-name="P2"><text:s text:c="3"/>box-shadow: 0px 3px 3px rgba(0, 0, 0, .2);</text:p>
      <text:p text:style-name="P2"><text:s text:c="3"/>border-radius: 3px;</text:p>
      <text:p text:style-name="P2"><text:s text:c="3"/>color: rgba(0, 0, 0, .7);</text:p>
      <text:p text:style-name="P2"><text:s text:c="3"/>text-shadow: 0px 3px 3px rgba(0,0,0, .8);</text:p>
      <text:p text:style-name="P2"><text:s text:c="3"/>font-family: Germania One, cursive;</text:p>
      <text:p text:style-name="P2">}</text:p>
      <text:p text:style-name="P2"/>
      <text:p text:style-name="P2"/>
      <text:p text:style-name="P2">.user-css-extended .nav-tabs a:hover { <text:s text:c="2"/>/*when the metadata and orgtree tabs are hovered over*/</text:p>
      <text:p text:style-name="P2"><text:s text:c="3"/>margin: 5px;</text:p>
      <text:p text:style-name="P2"><text:s text:c="3"/>background: rgba(255, 255, 255, .15);</text:p>
      <text:p text:style-name="P2"><text:s text:c="3"/>border: 3px solid rgba(0,0,0,.5);</text:p>
      <text:p text:style-name="P2"><text:s text:c="3"/>box-shadow: 0px 3px 3px rgba(0, 0, 0, .5);</text:p>
      <text:p text:style-name="P2"><text:soft-page-break/><text:s text:c="3"/>border-radius: 3px;</text:p>
      <text:p text:style-name="P2"><text:s text:c="3"/>color: rgba(0, 0, 0, .7);</text:p>
      <text:p text:style-name="P2"><text:s text:c="3"/>text-shadow: 0px 3px 3px rgba(0,0,0, .8);</text:p>
      <text:p text:style-name="P2"><text:s text:c="3"/>font-family: Germania One, cursive;</text:p>
      <text:p text:style-name="P2">}</text:p>
      <text:p text:style-name="P2"/>
      <text:p text:style-name="P2"/>
      <text:p text:style-name="P2">.user-css-extended .nav-tabs .active a { <text:s text:c="2"/>/*when the tabs are active and not hovered over*/</text:p>
      <text:p text:style-name="P2"><text:s text:c="3"/>margin: 5px;</text:p>
      <text:p text:style-name="P2"><text:s text:c="3"/>background: rgba(255, 255, 255, .15);</text:p>
      <text:p text:style-name="P2"><text:s text:c="3"/>border: 3px solid rgba(0,0,0,.5);</text:p>
      <text:p text:style-name="P2"><text:s text:c="3"/>box-shadow: 0px 3px 3px rgba(0, 0, 0, .5);</text:p>
      <text:p text:style-name="P2"><text:s text:c="3"/>border-radius: 3px;</text:p>
      <text:p text:style-name="P2"><text:s text:c="3"/>color: rgba(0, 0, 0, .7);</text:p>
      <text:p text:style-name="P2"><text:s text:c="3"/>text-shadow: 0px 3px 3px rgba(0,0,0, .8);</text:p>
      <text:p text:style-name="P2"><text:s text:c="3"/>font-family: Germania One, cursive;</text:p>
      <text:p text:style-name="P2">}</text:p>
      <text:p text:style-name="P2"/>
      <text:p text:style-name="P2"/>
      <text:p text:style-name="P2">.user-css-extended .nav-tabs .active a:focus { <text:s text:c="2"/>/*when the tabs are active and focused(??)*/</text:p>
      <text:p text:style-name="P2"><text:s text:c="3"/>margin: 5px;</text:p>
      <text:p text:style-name="P2"><text:s text:c="3"/>background: rgba(255, 255, 255, .15);</text:p>
      <text:p text:style-name="P2"><text:s text:c="3"/>border: 3px solid rgba(0,0,0,.5);</text:p>
      <text:p text:style-name="P2"><text:s text:c="3"/>box-shadow: 0px 3px 3px rgba(0, 0, 0, .5);</text:p>
      <text:p text:style-name="P2"><text:s text:c="3"/>border-radius: 3px;</text:p>
      <text:p text:style-name="P2"><text:s text:c="3"/>color: rgba(0, 0, 0, .7);</text:p>
      <text:p text:style-name="P2"><text:s text:c="3"/>text-shadow: 0px 3px 3px rgba(0,0,0, .8);</text:p>
      <text:p text:style-name="P2"><text:s text:c="3"/>font-family: Germania One, cursive;</text:p>
      <text:p text:style-name="P2">}</text:p>
      <text:p text:style-name="P2"/>
      <text:p text:style-name="P2"/>
      <text:p text:style-name="P2">.user-css-extended .nav-tabs .active a:hover { <text:s text:c="2"/>/*when the tabs are active and hovered over*/</text:p>
      <text:p text:style-name="P2"><text:s text:c="3"/>margin: 5px;</text:p>
      <text:p text:style-name="P2"><text:s text:c="3"/>background: rgba(255, 255, 255, .15);</text:p>
      <text:p text:style-name="P2"><text:s text:c="3"/>border: 3px solid rgba(0,0,0,.5);</text:p>
      <text:p text:style-name="P2"><text:s text:c="3"/>box-shadow: 0px 3px 3px rgba(0, 0, 0, .5);</text:p>
      <text:p text:style-name="P2"><text:s text:c="3"/>border-radius: 3px;</text:p>
      <text:p text:style-name="P2"><text:s text:c="3"/>color: rgba(0, 0, 0, .7);</text:p>
      <text:p text:style-name="P2"><text:s text:c="3"/>text-shadow: 0px 3px 3px rgba(0,0,0, .8);</text:p>
      <text:p text:style-name="P2"><text:s text:c="3"/>font-family: Germania One, cursive;</text:p>
      <text:p text:style-name="P2">}</text:p>
      <text:p text:style-name="P2"/>
      <text:p text:style-name="P2">.user-css-extended .tab-content .col-md-12 .row { <text:s text:c="2"/>/*the metadata and organization tree box*/</text:p>
      <text:p text:style-name="P2"><text:s text:c="3"/>margin: 5px;</text:p>
      <text:p text:style-name="P2"><text:s text:c="3"/>padding-top: 10px;</text:p>
      <text:p text:style-name="P2"><text:s text:c="3"/>padding-bottom: 10px;</text:p>
      <text:p text:style-name="P2"><text:s text:c="3"/>background: rgba(255, 255, 255, .15);</text:p>
      <text:p text:style-name="P2"><text:s text:c="3"/>border: 4px solid rgba(0,0,0,.4);</text:p>
      <text:p text:style-name="P2"><text:soft-page-break/><text:s text:c="3"/>box-shadow: 0px 3px 3px rgba(0, 0, 0, .2);</text:p>
      <text:p text:style-name="P2"><text:s text:c="3"/>border-radius: 4px;</text:p>
      <text:p text:style-name="P2"><text:s text:c="3"/>color: rgba(0, 0, 0, .7);</text:p>
      <text:p text:style-name="P2"><text:s text:c="3"/>text-shadow: 0px 3px 3px rgba(0,0,0, .8);</text:p>
      <text:p text:style-name="P2"><text:s text:c="3"/>font-family: Germania One, cursive;</text:p>
      <text:p text:style-name="P2">}</text:p>
      <text:p text:style-name="P2">/* Metadata + OrgTree */</text:p>
      <text:p text:style-name="P2"/>
      <text:p text:style-name="P2"/>
      <text:p text:style-name="P2"/>
      <text:p text:style-name="P2">/* Comments */</text:p>
      <text:p text:style-name="P2">.user-css-extended h2 { <text:s text:c="2"/>/*the word comments*/</text:p>
      <text:p text:style-name="P2"><text:s text:c="3"/>margin: 5px;</text:p>
      <text:p text:style-name="P2"><text:s text:c="3"/>color: rgba(0, 0, 0, .7);</text:p>
      <text:p text:style-name="P2"><text:s text:c="3"/>text-shadow: 0px 3px 3px rgba(0,0,0, .8);</text:p>
      <text:p text:style-name="P2"><text:s text:c="3"/>font-family: Germania One, cursive;</text:p>
      <text:p text:style-name="P2">}</text:p>
      <text:p text:style-name="P2"/>
      <text:p text:style-name="P2">/* unused for Perillel*/</text:p>
      <text:p text:style-name="P2">.user-css-extended .col-md-8 { <text:s text:c="2"/>/*a box that surrounds all the comments + the leave comment button*/</text:p>
      <text:p text:style-name="P2"/>
      <text:p text:style-name="P2">}</text:p>
      <text:p text:style-name="P2"/>
      <text:p text:style-name="P2">.user-css-extended .form-control { <text:s text:c="2"/>/*the comment form box*/</text:p>
      <text:p text:style-name="P2"><text:s text:c="3"/>margin: 5px;</text:p>
      <text:p text:style-name="P2"><text:s text:c="3"/>background: rgba(255, 255, 255, .15);</text:p>
      <text:p text:style-name="P2"><text:s text:c="3"/>border: 4px solid rgba(0,0,0,.4);</text:p>
      <text:p text:style-name="P2"><text:s text:c="3"/>box-shadow: 0px 3px 3px rgba(0, 0, 0, .2);</text:p>
      <text:p text:style-name="P2"><text:s text:c="3"/>border-radius: 4px;</text:p>
      <text:p text:style-name="P2"><text:s text:c="3"/>color: rgba(0, 0, 0, .7);</text:p>
      <text:p text:style-name="P2"><text:s text:c="3"/>text-shadow: 0px 3px 3px rgba(0,0,0, .8);</text:p>
      <text:p text:style-name="P2"><text:s text:c="3"/>font-family: Germania One, cursive;</text:p>
      <text:p text:style-name="P2">}</text:p>
      <text:p text:style-name="P2"/>
      <text:p text:style-name="P2">.user-css-extended .comment-box { <text:s text:c="2"/>/*the actual comments left by people*/</text:p>
      <text:p text:style-name="P2"><text:s text:c="3"/>margin: 5px;</text:p>
      <text:p text:style-name="P2"><text:s text:c="3"/>background: rgba(255, 255, 255, .15);</text:p>
      <text:p text:style-name="P2"><text:s text:c="3"/>border: 4px solid rgba(0,0,0,.4);</text:p>
      <text:p text:style-name="P2"><text:s text:c="3"/>box-shadow: 0px 3px 3px rgba(0, 0, 0, .2);</text:p>
      <text:p text:style-name="P2"><text:s text:c="3"/>border-radius: 4px;</text:p>
      <text:p text:style-name="P2"><text:s text:c="3"/>color: rgba(0, 0, 0, .7);</text:p>
      <text:p text:style-name="P2"><text:s text:c="3"/>text-shadow: 0px 3px 3px rgba(0,0,0, .8);</text:p>
      <text:p text:style-name="P2"><text:s text:c="3"/>font-family: Cinzel Decorative, cursive;</text:p>
      <text:p text:style-name="P2">}</text:p>
      <text:p text:style-name="P2"/>
      <text:p text:style-name="P2">.user-css-extended .btn-primary { <text:s text:c="2"/>/*the leave comment button when not hovered over*/</text:p>
      <text:p text:style-name="P2"><text:s text:c="3"/>margin: 5px;</text:p>
      <text:p text:style-name="P2"><text:s text:c="3"/>margin-bottom: 15px;</text:p>
      <text:p text:style-name="P2"><text:soft-page-break/><text:s text:c="3"/>background: rgba(83, 127, 231, .15);</text:p>
      <text:p text:style-name="P2"><text:s text:c="3"/>border: 4px solid rgba(0,0,0,.4);</text:p>
      <text:p text:style-name="P2"><text:s text:c="3"/>box-shadow: 0px 3px 3px rgba(0, 0, 0, .2);</text:p>
      <text:p text:style-name="P2"><text:s text:c="3"/>border-radius: 4px;</text:p>
      <text:p text:style-name="P2"><text:s text:c="3"/>color: rgba(24, 24, 35, 0.7)!important;</text:p>
      <text:p text:style-name="P2"><text:s text:c="3"/>text-shadow: 0px 3px 3px rgba(0,0,0, .8);</text:p>
      <text:p text:style-name="P2"><text:s text:c="3"/>font-family: Germania One, cursive;</text:p>
      <text:p text:style-name="P2">}</text:p>
      <text:p text:style-name="P2"/>
      <text:p text:style-name="P2">.user-css-extended .btn-primary:hover { <text:s text:c="2"/>/*the leave comment button when hovered over*/</text:p>
      <text:p text:style-name="P2"><text:s text:c="3"/>margin: 5px;</text:p>
      <text:p text:style-name="P2"><text:s text:c="3"/>margin-bottom: 15px;</text:p>
      <text:p text:style-name="P2"><text:s text:c="3"/>background: rgba(24, 24, 35, 0.15);</text:p>
      <text:p text:style-name="P2"><text:s text:c="3"/>border: 4px solid rgba(0,0,0,.5);</text:p>
      <text:p text:style-name="P2"><text:s text:c="3"/>box-shadow: 0px 3px 3px rgba(0, 0, 0, .2);</text:p>
      <text:p text:style-name="P2"><text:s text:c="3"/>border-radius: 4px;</text:p>
      <text:p text:style-name="P2"><text:s text:c="3"/>color: rgba(83, 127, 231, 0.8)!important;</text:p>
      <text:p text:style-name="P2"><text:s text:c="3"/>text-shadow: 0px 3px 3px rgba(0,0,0, .8);</text:p>
      <text:p text:style-name="P2"><text:s text:c="3"/>font-family: Germania One, cursive;</text:p>
      <text:p text:style-name="P2">}</text:p>
      <text:p text:style-name="P2">/* Comments */</text:p>
      <text:p text:style-name="P2"/>
      <text:p text:style-name="P2"/>
      <text:p text:style-name="P2"/>
      <text:p text:style-name="P2">/* Article Panel */</text:p>
      <text:p text:style-name="P2">/*these are the boxes that appear in your featured article section on your main page*/</text:p>
      <text:p text:style-name="P2">.user-css div.article-panel { <text:s text:c="2"/>/*the box itself*/</text:p>
      <text:p text:style-name="P2"><text:s text:c="3"/>margin: 5px;</text:p>
      <text:p text:style-name="P2"><text:s text:c="3"/>background: rgba(255, 255, 255, .15);</text:p>
      <text:p text:style-name="P2"><text:s text:c="3"/>border: 4px solid rgba(0,0,0,.4);</text:p>
      <text:p text:style-name="P2"><text:s text:c="3"/>box-shadow: 0px 3px 3px rgba(0, 0, 0, .2);</text:p>
      <text:p text:style-name="P2"><text:s text:c="3"/>border-radius: 4px;</text:p>
      <text:p text:style-name="P2"><text:s text:c="3"/>color: rgba(0, 0, 0, .7);</text:p>
      <text:p text:style-name="P2"><text:s text:c="3"/>text-shadow: 0px 3px 3px rgba(0,0,0, .8);</text:p>
      <text:p text:style-name="P2"><text:s text:c="3"/>font-family: Germania One, cursive;</text:p>
      <text:p text:style-name="P2">}</text:p>
      <text:p text:style-name="P2"/>
      <text:p text:style-name="P2">.user-css .article-panel .details h5 { <text:s text:c="2"/>/*the title (only need to change color with these next few as far as I can tell)*/</text:p>
      <text:p text:style-name="P2"><text:s text:c="3"/>color: rgba(0, 0, 0, .7);</text:p>
      <text:p text:style-name="P2">}</text:p>
      <text:p text:style-name="P2"/>
      <text:p text:style-name="P2">.user-css .article-panel .details .subheading { <text:s text:c="2"/>/*type of article*/</text:p>
      <text:p text:style-name="P2"><text:s text:c="3"/>color: rgba(0, 0, 0, .7);</text:p>
      <text:p text:style-name="P2">}</text:p>
      <text:p text:style-name="P2"/>
      <text:p text:style-name="P2">.user-css .article-panel .details .subheading .date { <text:s text:c="2"/>/*date published*/</text:p>
      <text:p text:style-name="P2"><text:s text:c="3"/>color: rgba(0, 0, 0, .7);</text:p>
      <text:p text:style-name="P2"><text:soft-page-break/>}</text:p>
      <text:p text:style-name="P2">/* Article Panel */</text:p>
      <text:p text:style-name="P2"/>
      <text:p text:style-name="P2"/>
      <text:p text:style-name="P2"/>
      <text:p text:style-name="P2">/* Follower Page */</text:p>
      <text:p text:style-name="P2">.user-css.page-followers .nav-strip { <text:s text:c="2"/>/*the large go to world homepage bar*/</text:p>
      <text:p text:style-name="P2"><text:s text:c="3"/>background: unset;</text:p>
      <text:p text:style-name="P2"><text:s text:c="3"/>border: unset;</text:p>
      <text:p text:style-name="P2"><text:s text:c="3"/>box-shadow: unset;</text:p>
      <text:p text:style-name="P2"><text:s text:c="3"/>border-radius: unset;</text:p>
      <text:p text:style-name="P2"><text:s text:c="3"/>color: rgba(0, 0, 0, .7);</text:p>
      <text:p text:style-name="P2"><text:s text:c="3"/>text-shadow: 0px 3px 3px rgba(0,0,0, .8);</text:p>
      <text:p text:style-name="P2"><text:s text:c="3"/>font-family: Germania One, cursive;</text:p>
      <text:p text:style-name="P2">}</text:p>
      <text:p text:style-name="P2"/>
      <text:p text:style-name="P2">.user-css.page-followers .nav-strip a:hover { <text:s text:c="2"/>/*the words go to world homepage when hovered over*/</text:p>
      <text:p text:style-name="P2"><text:s text:c="3"/>font-size: 16px;</text:p>
      <text:p text:style-name="P2">}</text:p>
      <text:p text:style-name="P2"/>
      <text:p text:style-name="P2"/>
      <text:p text:style-name="P2"/>
      <text:p text:style-name="P2">.user-css.page-followers .follower-box { <text:s text:c="2"/>/*the box with with the followers name and picture*/</text:p>
      <text:p text:style-name="P2"><text:s text:c="3"/>background: rgba(255, 255, 255, .15);</text:p>
      <text:p text:style-name="P2"><text:s text:c="3"/>border: 4px solid rgba(0,0,0,.4);</text:p>
      <text:p text:style-name="P2"><text:s text:c="3"/>box-shadow: 0px 3px 3px rgba(0, 0, 0, .2);</text:p>
      <text:p text:style-name="P2"><text:s text:c="3"/>border-radius: 4px;</text:p>
      <text:p text:style-name="P2"><text:s text:c="3"/>color: rgba(0, 0, 0, .7);</text:p>
      <text:p text:style-name="P2"><text:s text:c="3"/>text-shadow: 0px 3px 3px rgba(0,0,0, .8);</text:p>
      <text:p text:style-name="P2"><text:s text:c="3"/>font-family: Germania One, cursive;</text:p>
      <text:p text:style-name="P2"><text:s text:c="3"/>font-size: 20px;</text:p>
      <text:p text:style-name="P2">}</text:p>
      <text:p text:style-name="P2">/* Follower Page */</text:p>
      <text:p text:style-name="P2"/>
      <text:p text:style-name="P2"/>
      <text:p text:style-name="P2"/>
      <text:p text:style-name="P2">/* Tooltip */</text:p>
      <text:p text:style-name="P2">/*honestly, i have no idea how this actually works. i just keep trying stuff until eventually it looks good. forgive me.*/</text:p>
      <text:p text:style-name="P2">.user-css .tooltip.top .tooltip-arrow,</text:p>
      <text:p text:style-name="P2">.user-css-extended .tooltip.top .tooltip-arrow,</text:p>
      <text:p text:style-name="P2">.user-css-worldmenu .tooltip.top .tooltip-arrow {</text:p>
      <text:p text:style-name="P2"><text:s text:c="3"/>border-top-color: rgba(24,24,35,0.6);</text:p>
      <text:p text:style-name="P2">}</text:p>
      <text:p text:style-name="P2"/>
      <text:p text:style-name="P2">.user-css .tooltip.left .tooltip-arrow,</text:p>
      <text:p text:style-name="P2">.user-css-extended .tooltip.left .tooltip-arrow,</text:p>
      <text:p text:style-name="P2">.user-css-worldmenu .tooltip.left .tooltip-arrow {</text:p>
      <text:p text:style-name="P2"><text:soft-page-break/><text:s text:c="3"/>border-top-color: rgba(24,24,35,0.6);</text:p>
      <text:p text:style-name="P2">}</text:p>
      <text:p text:style-name="P2"/>
      <text:p text:style-name="P2">.user-css .tooltip.bottom .tooltip-arrow,</text:p>
      <text:p text:style-name="P2">.user-css-extended .tooltip.bottom .tooltip-arrow,</text:p>
      <text:p text:style-name="P2">.user-css-worldmenu .tooltip.bottom .tooltip-arrow {</text:p>
      <text:p text:style-name="P2"><text:s text:c="3"/>border-top-color: rgba(24,24,35,0.6);</text:p>
      <text:p text:style-name="P2">}</text:p>
      <text:p text:style-name="P2"/>
      <text:p text:style-name="P2">.user-css .tooltip.right .tooltip-arrow,</text:p>
      <text:p text:style-name="P2">.user-css-extended .tooltip.right .tooltip-arrow,</text:p>
      <text:p text:style-name="P2">.user-css-worldmenu .tooltip.right .tooltip-arrow {</text:p>
      <text:p text:style-name="P2"><text:s text:c="3"/>border-top-color: rgba(24,24,35,0.6);</text:p>
      <text:p text:style-name="P2">}</text:p>
      <text:p text:style-name="P2"/>
      <text:p text:style-name="P2">.user-css .tooltip .tooltip-inner,</text:p>
      <text:p text:style-name="P2">.user-css-extended .tooltip .tooltip-inner,</text:p>
      <text:p text:style-name="P2">.user-css-worldmenu .tooltip .tooltip-inner {</text:p>
      <text:p text:style-name="P2"><text:s text:c="3"/>background: rgba(83,127,231,0.15);</text:p>
      <text:p text:style-name="P2"><text:s text:c="3"/>border-color: rgba(24,24,35,0.15);</text:p>
      <text:p text:style-name="P2"><text:s text:c="3"/>border: solid 2px;</text:p>
      <text:p text:style-name="P2"><text:s text:c="3"/>color: rgba(0,0,0,0.7);</text:p>
      <text:p text:style-name="P2"><text:s text:c="3"/>font-size: 20px;</text:p>
      <text:p text:style-name="P2"><text:s text:c="3"/>font-family: Germania One, cursive;</text:p>
      <text:p text:style-name="P2">}</text:p>
      <text:p text:style-name="P2"/>
      <text:p text:style-name="P2">.user-css .text-abbreviation {</text:p>
      <text:p text:style-name="P2"><text:s text:c="3"/>border: 1px rgba(0,0,0,.6) solid;</text:p>
      <text:p text:style-name="P2"><text:s text:c="3"/>padding-left: 2px;</text:p>
      <text:p text:style-name="P2"><text:s text:c="3"/>padding-right: 2px;</text:p>
      <text:p text:style-name="P2"><text:s text:c="3"/>background: rgba(99,0,0,.2);</text:p>
      <text:p text:style-name="P2">}</text:p>
      <text:p text:style-name="P2"/>
      <text:p text:style-name="P2">.user-css-presentation .tooltipster-box {</text:p>
      <text:p text:style-name="P2"><text:s text:c="3"/>background: rgba(54,54,54,.8)!important;</text:p>
      <text:p text:style-name="P2"><text:s text:c="3"/>border-color: rgba(0, 0, 0, .4)!important;</text:p>
      <text:p text:style-name="P2"><text:s text:c="3"/>border: solid 2px!important;</text:p>
      <text:p text:style-name="P2"><text:s text:c="3"/>color: rgba(0, 0, 0, .4)!important;</text:p>
      <text:p text:style-name="P2">}</text:p>
      <text:p text:style-name="P2"/>
      <text:p text:style-name="P2">.user-css-presentation .tooltipster-content {</text:p>
      <text:p text:style-name="P2"><text:s text:c="3"/>color: rgba(0, 0, 0, .8)!important;</text:p>
      <text:p text:style-name="P2"><text:s text:c="3"/>font-family: Germania One, cursive;</text:p>
      <text:p text:style-name="P2"><text:s text:c="3"/>font-size: 16px;</text:p>
      <text:p text:style-name="P2"><text:s text:c="3"/>line-height: 1.3em;</text:p>
      <text:p text:style-name="P2">}</text:p>
      <text:p text:style-name="P2"/>
      <text:p text:style-name="P2">.user-css-presentation .tooltipster-arrow-border {</text:p>
      <text:p text:style-name="P2"><text:soft-page-break/><text:s text:c="3"/>border-top-color: rgba(0, 0, 0, .4)!important;</text:p>
      <text:p text:style-name="P2">}</text:p>
      <text:p text:style-name="P2">/* Tooltip */</text:p>
      <text:p text:style-name="P2"/>
      <text:p text:style-name="P2"/>
      <text:p text:style-name="P2"/>
      <text:p text:style-name="P2">/* Map Page */</text:p>
      <text:p text:style-name="P2">/* this all changes the look of the map page specifically, since it is completely separate from the rest of the css -_- */</text:p>
      <text:p text:style-name="P2">.map-context-user-css { <text:s text:c="2"/>/*the map page background*/</text:p>
      <text:p text:style-name="P2"><text:s text:c="3"/>background: url(https://www.worldanvil.com/uploads/images/6bfdcca3b751aa159179c14e14ff158a.png);</text:p>
      <text:p text:style-name="P2">}</text:p>
      <text:p text:style-name="P2"/>
      <text:p text:style-name="P2">.user-css-map-sidebar { <text:s text:c="2"/>/*the sidebar for the map page. to be honest, this is a mess but i couldnt be bothered to simplify this anymore. the map page doesnt use that much code anyways.*/</text:p>
      <text:p text:style-name="P2"><text:s text:c="3"/>position: fixed;</text:p>
      <text:p text:style-name="P2"><text:s text:c="3"/>background: url(https://www.worldanvil.com/uploads/images/4a7d078e35a3db77aeaf5cdbd0031e2e.png);</text:p>
      <text:p text:style-name="P2"><text:s text:c="3"/>background-size: 600px;</text:p>
      <text:p text:style-name="P2"><text:s text:c="3"/>background-clip: padding-box;</text:p>
      <text:p text:style-name="P2"><text:s text:c="3"/>background-position: center;</text:p>
      <text:p text:style-name="P2"><text:s text:c="3"/>background-repeat: repeat;</text:p>
      <text:p text:style-name="P2"><text:s text:c="3"/>animation: background-desktop 10s linear infinite;</text:p>
      <text:p text:style-name="P2"><text:s text:c="3"/>border-image-source: url(https://www.worldanvil.com/uploads/images/f10a0f95a3af2a89a0ce58ffa1086ceb.png);</text:p>
      <text:p text:style-name="P2"><text:s text:c="3"/>border-image-slice: 20;</text:p>
      <text:p text:style-name="P2"><text:s text:c="3"/>border-image-repeat: stretch;</text:p>
      <text:p text:style-name="P2"><text:s text:c="3"/>border-width: 20px;</text:p>
      <text:p text:style-name="P2"><text:s text:c="3"/>border-style: solid;</text:p>
      <text:p text:style-name="P2"><text:s text:c="3"/>border-image-outset: 0px;</text:p>
      <text:p text:style-name="P2"><text:s text:c="3"/>max-width: none!important;</text:p>
      <text:p text:style-name="P2"><text:s text:c="3"/>width: 1500px;</text:p>
      <text:p text:style-name="P2"><text:s text:c="3"/>padding-left: 980px;</text:p>
      <text:p text:style-name="P2"><text:s text:c="3"/>padding-right: 20px;</text:p>
      <text:p text:style-name="P2"><text:s text:c="3"/>padding-top: 50px;</text:p>
      <text:p text:style-name="P2"><text:s text:c="3"/>box-shadow: none;</text:p>
      <text:p text:style-name="P2"><text:s text:c="3"/>z-index: 1000!important;</text:p>
      <text:p text:style-name="P2"><text:s text:c="3"/>left: -980px;</text:p>
      <text:p text:style-name="P2"><text:s text:c="3"/>transition: .6s; <text:s text:c="2"/>/*adds a transition between open and closed*/</text:p>
      <text:p text:style-name="P2">}</text:p>
      <text:p text:style-name="P2"/>
      <text:p text:style-name="P2">.user-css-map-sidebar.active { <text:s text:c="2"/>/*adds a transition between closed to open*/</text:p>
      <text:p text:style-name="P2"><text:s text:c="3"/>transition: 1s;</text:p>
      <text:p text:style-name="P2">}</text:p>
      <text:p text:style-name="P2"/>
      <text:p text:style-name="P2">.user-css-map-sidebar hr {</text:p>
      <text:p text:style-name="P2"><text:s text:c="3"/>border-color: rgba(0, 0, 0, .6);</text:p>
      <text:p text:style-name="P2"><text:soft-page-break/>}</text:p>
      <text:p text:style-name="P2"/>
      <text:p text:style-name="P2">.user-css-map-sidebar h3.world-world {</text:p>
      <text:p text:style-name="P2"><text:s text:c="3"/>font-family: Germania One, cursive;</text:p>
      <text:p text:style-name="P2"><text:s text:c="3"/>font-size: 38px;</text:p>
      <text:p text:style-name="P2"><text:s text:c="3"/>color: rgba(0, 0, 0, .6);</text:p>
      <text:p text:style-name="P2"><text:s text:c="3"/>text-shadow: 0px 5px 5px rgba(0, 100, 100, .4);</text:p>
      <text:p text:style-name="P2">}</text:p>
      <text:p text:style-name="P2"/>
      <text:p text:style-name="P2">.user-css-map-sidebar h1.map-title {</text:p>
      <text:p text:style-name="P2"><text:s text:c="3"/>font-family: Germania One, cursive;</text:p>
      <text:p text:style-name="P2"><text:s text:c="3"/>font-size: 52px;</text:p>
      <text:p text:style-name="P2"><text:s text:c="3"/>color: rgba(0, 0, 0, .6);</text:p>
      <text:p text:style-name="P2"><text:s text:c="3"/>text-shadow: 0px 5px 5px rgba(0, 100, 100, .4);</text:p>
      <text:p text:style-name="P2">}</text:p>
      <text:p text:style-name="P2">/* Map Page */</text:p>
      <text:p text:style-name="P2"/>
      <text:p text:style-name="P2"/>
      <text:p text:style-name="P2">/* Fancy border */</text:p>
      <text:p text:style-name="P2">/*requires some special BBCODE to function - see https://www.worldanvil.com/w/perillel-zogmaddog/a/grady-s-hill-landmark?preview=true spans fancy_border...*/</text:p>
      <text:p text:style-name="P2">/*The BBCODE I used*/</text:p>
      <text:p text:style-name="P2">[row]</text:p>
      <text:p text:style-name="P2">[container:col-sm-1]</text:p>
      <text:p text:style-name="P2">[/container]</text:p>
      <text:p text:style-name="P2">[container:fancy_border_box]</text:p>
      <text:p text:style-name="P2">[container:fancy_border_content]</text:p>
      <text:p text:style-name="P2">Wir feier’n Endzeit!</text:p>
      <text:p text:style-name="P2">[section:fancy_border_top]</text:p>
      <text:p text:style-name="P2"/>
      <text:p text:style-name="P2">[/section]</text:p>
      <text:p text:style-name="P2">[section:fancy_border_left]</text:p>
      <text:p text:style-name="P2"/>
      <text:p text:style-name="P2">[/section]</text:p>
      <text:p text:style-name="P2">[section:fancy_border_right]</text:p>
      <text:p text:style-name="P2"/>
      <text:p text:style-name="P2">[/section]</text:p>
      <text:p text:style-name="P2">[section:fancy_border_bottom]</text:p>
      <text:p text:style-name="P2"/>
      <text:p text:style-name="P2">[/section]</text:p>
      <text:p text:style-name="P2">[/container]</text:p>
      <text:p text:style-name="P2">[/container]</text:p>
      <text:p text:style-name="P2">[container:col-sm-1]</text:p>
      <text:p text:style-name="P2">[/container]</text:p>
      <text:p text:style-name="P2">[/row]</text:p>
      <text:p text:style-name="P2"/>
      <text:p text:style-name="P2">.user-css div.fancy_border_content{</text:p>
      <text:p text:style-name="P2"><text:s text:c="2"/>width: 83.33333333%;</text:p>
      <text:p text:style-name="P2"><text:soft-page-break/><text:s text:c="2"/>height: inherit;</text:p>
      <text:p text:style-name="P2"><text:s text:c="2"/>overflow: hidden;</text:p>
      <text:p text:style-name="P2"><text:s text:c="2"/>padding: 30px;</text:p>
      <text:p text:style-name="P2">}</text:p>
      <text:p text:style-name="P2"/>
      <text:p text:style-name="P2">.user-css span.fancy_border_top {</text:p>
      <text:p text:style-name="P2"><text:s text:c="2"/>position: absolute;</text:p>
      <text:p text:style-name="P2"><text:s text:c="2"/>top: 0;</text:p>
      <text:p text:style-name="P2"><text:s text:c="2"/>left: 0;</text:p>
      <text:p text:style-name="P2"><text:s text:c="2"/>width: 100%;</text:p>
      <text:p text:style-name="P2"><text:s text:c="2"/>height: 100%;</text:p>
      <text:p text:style-name="P2"><text:s text:c="2"/>display: block;</text:p>
      <text:p text:style-name="P2"><text:s text:c="2"/>box-sizing: border-box;</text:p>
      <text:p text:style-name="P2"><text:s text:c="2"/>content: normal;</text:p>
      <text:p text:style-name="P2"><text:s text:c="2"/>position: absolute;</text:p>
      <text:p text:style-name="P2"><text:s text:c="2"/>width:100%;</text:p>
      <text:p text:style-name="P2"><text:s text:c="2"/>height: 3px;</text:p>
      <text:p text:style-name="P2"><text:s text:c="2"/>background: rgba(180,205,230, 0.6);</text:p>
      <text:p text:style-name="P2"><text:s text:c="2"/>animation: topanimation 8s linear infinite;</text:p>
      <text:p text:style-name="P2"><text:s text:c="2"/>box-shadow: 0px 0px 10px rgba(0, 0, 0, 0.6);</text:p>
      <text:p text:style-name="P2">}</text:p>
      <text:p text:style-name="P2"/>
      <text:p text:style-name="P2">.user-css .fancy_border_top:before {</text:p>
      <text:p text:style-name="P2"/>
      <text:p text:style-name="P2">}</text:p>
      <text:p text:style-name="P2"/>
      <text:p text:style-name="P2">.user-css .fancy_border_bottom {</text:p>
      <text:p text:style-name="P2"><text:s text:c="2"/>position: absolute;</text:p>
      <text:p text:style-name="P2"><text:s text:c="2"/>top: auto;</text:p>
      <text:p text:style-name="P2"><text:s text:c="2"/>bottom: 0px;</text:p>
      <text:p text:style-name="P2"><text:s text:c="2"/>left: 0;</text:p>
      <text:p text:style-name="P2"><text:s text:c="2"/>display: block;</text:p>
      <text:p text:style-name="P2"><text:s text:c="2"/>box-sizing: border-box;</text:p>
      <text:p text:style-name="P2"><text:s text:c="2"/>transform: rotate(180deg);</text:p>
      <text:p text:style-name="P2"><text:s text:c="2"/>content: <text:s/>;</text:p>
      <text:p text:style-name="P2"><text:s text:c="2"/>width:100%;</text:p>
      <text:p text:style-name="P2"><text:s text:c="2"/>height: 3px;</text:p>
      <text:p text:style-name="P2"><text:s text:c="2"/>background: rgba(180,205,230, 0.6);</text:p>
      <text:p text:style-name="P2"><text:s text:c="2"/>animation: bottomanimation 8s linear infinite;</text:p>
      <text:p text:style-name="P2"><text:s text:c="2"/>box-shadow: 0px 0px 10px rgba(0, 0, 0, .6);</text:p>
      <text:p text:style-name="P2">}</text:p>
      <text:p text:style-name="P2"/>
      <text:p text:style-name="P2">.user-css .fancy_border_bottom:before {</text:p>
      <text:p text:style-name="P2"/>
      <text:p text:style-name="P2">}</text:p>
      <text:p text:style-name="P2"/>
      <text:p text:style-name="P2">.user-css .fancy_border_left {</text:p>
      <text:p text:style-name="P2"><text:s text:c="2"/>position: absolute;</text:p>
      <text:p text:style-name="P2"><text:soft-page-break/><text:s text:c="2"/>top: 0;</text:p>
      <text:p text:style-name="P2"><text:s text:c="2"/>left: 0;</text:p>
      <text:p text:style-name="P2"><text:s text:c="2"/>width: 100%;</text:p>
      <text:p text:style-name="P2"><text:s text:c="2"/>height: 100%;</text:p>
      <text:p text:style-name="P2"><text:s text:c="2"/>display: block;</text:p>
      <text:p text:style-name="P2"><text:s text:c="2"/>box-sizing: border-box;</text:p>
      <text:p text:style-name="P2"><text:s text:c="2"/>transform: rotate(0deg);</text:p>
      <text:p text:style-name="P2"><text:s text:c="2"/>content: <text:s/>;</text:p>
      <text:p text:style-name="P2"><text:s text:c="2"/>position: absolute;</text:p>
      <text:p text:style-name="P2"><text:s text:c="2"/>width: 3px;</text:p>
      <text:p text:style-name="P2"><text:s text:c="2"/>height: 100%;</text:p>
      <text:p text:style-name="P2"><text:s text:c="2"/>background: rgba(180,205,230, 0.6);</text:p>
      <text:p text:style-name="P2"><text:s text:c="2"/>animation: leftanimation 8s linear infinite;</text:p>
      <text:p text:style-name="P2"><text:s text:c="2"/>box-shadow: 0px 0px 10px rgba(0, 0, 0, 0.6);</text:p>
      <text:p text:style-name="P2">}</text:p>
      <text:p text:style-name="P2"/>
      <text:p text:style-name="P2">.user-css .fancy_border_left:before {</text:p>
      <text:p text:style-name="P2"/>
      <text:p text:style-name="P2">}</text:p>
      <text:p text:style-name="P2"/>
      <text:p text:style-name="P2">.user-css .fancy_border_right {</text:p>
      <text:p text:style-name="P2"><text:s text:c="2"/>position: absolute;</text:p>
      <text:p text:style-name="P2"><text:s text:c="2"/>top: 0%;</text:p>
      <text:p text:style-name="P2"><text:s text:c="2"/>left: auto;</text:p>
      <text:p text:style-name="P2"><text:s text:c="2"/>right: 0px;</text:p>
      <text:p text:style-name="P2"><text:s text:c="2"/>width: 100%;</text:p>
      <text:p text:style-name="P2"><text:s text:c="2"/>height: 100%;</text:p>
      <text:p text:style-name="P2"><text:s text:c="2"/>transform-origin: 0% 0%;</text:p>
      <text:p text:style-name="P2"><text:s text:c="2"/>display: block;</text:p>
      <text:p text:style-name="P2"><text:s text:c="2"/>box-sizing: border-box;</text:p>
      <text:p text:style-name="P2"><text:s text:c="2"/>transform: rotate(180deg);</text:p>
      <text:p text:style-name="P2"><text:s text:c="2"/>content: <text:s/>;</text:p>
      <text:p text:style-name="P2"><text:s text:c="2"/>position: absolute;</text:p>
      <text:p text:style-name="P2"><text:s text:c="2"/>width: 3px;</text:p>
      <text:p text:style-name="P2"><text:s text:c="2"/>height: 100%;</text:p>
      <text:p text:style-name="P2"><text:s text:c="2"/>background: rgba(180,205,230, 0.6);</text:p>
      <text:p text:style-name="P2"><text:s text:c="2"/>animation: rightanimation 8s linear infinite;</text:p>
      <text:p text:style-name="P2"><text:s text:c="2"/>box-shadow: 0px 0px 10px rgba(0, 0, 0, 0.6);</text:p>
      <text:p text:style-name="P2">}</text:p>
      <text:p text:style-name="P2"/>
      <text:p text:style-name="P2">.user-css .fancy_border_right:before {</text:p>
      <text:p text:style-name="P2"/>
      <text:p text:style-name="P2">}</text:p>
      <text:p text:style-name="P2"/>
      <text:p text:style-name="P2">@keyframes topanimation {</text:p>
      <text:p text:style-name="P2"><text:s text:c="2"/>0% {</text:p>
      <text:p text:style-name="P2"><text:s text:c="2"/>transform:scaleX(0);</text:p>
      <text:p text:style-name="P2"><text:s text:c="2"/>transform-origin: left;</text:p>
      <text:p text:style-name="P2"><text:soft-page-break/><text:s text:c="2"/>}</text:p>
      <text:p text:style-name="P2"><text:s text:c="2"/>50%;</text:p>
      <text:p text:style-name="P2"><text:s text:c="2"/>{</text:p>
      <text:p text:style-name="P2"><text:s text:c="4"/>transform:scaleX(1);</text:p>
      <text:p text:style-name="P2"><text:s text:c="2"/>transform-origin: left;</text:p>
      <text:p text:style-name="P2"><text:s text:c="2"/>}</text:p>
      <text:p text:style-name="P2"><text:s text:c="2"/>50.1%;</text:p>
      <text:p text:style-name="P2"><text:s text:c="2"/>{</text:p>
      <text:p text:style-name="P2"><text:s text:c="4"/>transform:scaleX(1);</text:p>
      <text:p text:style-name="P2"><text:s text:c="2"/>transform-origin: right;</text:p>
      <text:p text:style-name="P2"><text:s text:c="4"/></text:p>
      <text:p text:style-name="P2"><text:s text:c="2"/>}</text:p>
      <text:p text:style-name="P2"><text:s text:c="2"/>100%;</text:p>
      <text:p text:style-name="P2"><text:s text:c="2"/>{</text:p>
      <text:p text:style-name="P2"><text:s text:c="4"/>transform:scaleX(0);</text:p>
      <text:p text:style-name="P2"><text:s text:c="2"/>transform-origin: right;</text:p>
      <text:p text:style-name="P2"><text:s text:c="4"/></text:p>
      <text:p text:style-name="P2"><text:s text:c="2"/>}</text:p>
      <text:p text:style-name="P2">}</text:p>
      <text:p text:style-name="P2"/>
      <text:p text:style-name="P2">@keyframes bottomanimation {</text:p>
      <text:p text:style-name="P2"><text:s text:c="2"/>0% {</text:p>
      <text:p text:style-name="P2"><text:s text:c="2"/>transform:scaleX(0);</text:p>
      <text:p text:style-name="P2"><text:s text:c="2"/>transform-origin: right;</text:p>
      <text:p text:style-name="P2"><text:s text:c="2"/>}</text:p>
      <text:p text:style-name="P2"><text:s text:c="2"/>50%;</text:p>
      <text:p text:style-name="P2"><text:s text:c="2"/>{</text:p>
      <text:p text:style-name="P2"><text:s text:c="4"/>transform:scaleX(1);</text:p>
      <text:p text:style-name="P2"><text:s text:c="2"/>transform-origin: right;</text:p>
      <text:p text:style-name="P2"><text:s text:c="2"/>}</text:p>
      <text:p text:style-name="P2"><text:s text:c="2"/>50.1%;</text:p>
      <text:p text:style-name="P2"><text:s text:c="2"/>{</text:p>
      <text:p text:style-name="P2"><text:s text:c="4"/>transform:scaleX(1);</text:p>
      <text:p text:style-name="P2"><text:s text:c="2"/>transform-origin: left;</text:p>
      <text:p text:style-name="P2"><text:s text:c="4"/></text:p>
      <text:p text:style-name="P2"><text:s text:c="2"/>}</text:p>
      <text:p text:style-name="P2"><text:s text:c="2"/>100%;</text:p>
      <text:p text:style-name="P2"><text:s text:c="2"/>{</text:p>
      <text:p text:style-name="P2"><text:s text:c="4"/>transform:scaleX(0);</text:p>
      <text:p text:style-name="P2"><text:s text:c="2"/>transform-origin: left;</text:p>
      <text:p text:style-name="P2"><text:s text:c="4"/></text:p>
      <text:p text:style-name="P2"><text:s text:c="2"/>}</text:p>
      <text:p text:style-name="P2">}</text:p>
      <text:p text:style-name="P2"/>
      <text:p text:style-name="P2">@keyframes leftanimation {</text:p>
      <text:p text:style-name="P2"><text:s text:c="2"/>0% {</text:p>
      <text:p text:style-name="P2"><text:s text:c="2"/>transform:scaleY(0);</text:p>
      <text:p text:style-name="P2"><text:s text:c="2"/>transform-origin: bottom;</text:p>
      <text:p text:style-name="P2"><text:soft-page-break/><text:s text:c="2"/>}</text:p>
      <text:p text:style-name="P2"><text:s text:c="2"/>50%;</text:p>
      <text:p text:style-name="P2"><text:s text:c="2"/>{</text:p>
      <text:p text:style-name="P2"><text:s text:c="4"/>transform:scaleY(1);</text:p>
      <text:p text:style-name="P2"><text:s text:c="2"/>transform-origin: bottom;</text:p>
      <text:p text:style-name="P2"><text:s text:c="2"/>}</text:p>
      <text:p text:style-name="P2"><text:s text:c="2"/>50.1%;</text:p>
      <text:p text:style-name="P2"><text:s text:c="2"/>{</text:p>
      <text:p text:style-name="P2"><text:s text:c="4"/>transform:scaleY(1);</text:p>
      <text:p text:style-name="P2"><text:s text:c="2"/>transform-origin: Top;</text:p>
      <text:p text:style-name="P2"><text:s text:c="4"/></text:p>
      <text:p text:style-name="P2"><text:s text:c="2"/>}</text:p>
      <text:p text:style-name="P2"><text:s text:c="2"/></text:p>
      <text:p text:style-name="P2"><text:s text:c="2"/>100%;</text:p>
      <text:p text:style-name="P2"><text:s text:c="2"/>{</text:p>
      <text:p text:style-name="P2"><text:s text:c="4"/>transform:scaleY(0);</text:p>
      <text:p text:style-name="P2"><text:s text:c="2"/>transform-origin: top;</text:p>
      <text:p text:style-name="P2"><text:s text:c="4"/></text:p>
      <text:p text:style-name="P2"><text:s text:c="2"/>}</text:p>
      <text:p text:style-name="P2">} </text:p>
      <text:p text:style-name="P2"/>
      <text:p text:style-name="P2">@keyframes rightanimation {</text:p>
      <text:p text:style-name="P2"><text:s text:c="2"/>0% {</text:p>
      <text:p text:style-name="P2"><text:s text:c="2"/>transform:scaleY(0);</text:p>
      <text:p text:style-name="P2"><text:s text:c="2"/>transform-origin: top;</text:p>
      <text:p text:style-name="P2"><text:s text:c="2"/>}</text:p>
      <text:p text:style-name="P2"><text:s text:c="2"/>50%;</text:p>
      <text:p text:style-name="P2"><text:s text:c="2"/>{</text:p>
      <text:p text:style-name="P2"><text:s text:c="4"/>transform:scaleY(1);</text:p>
      <text:p text:style-name="P2"><text:s text:c="2"/>transform-origin: top;</text:p>
      <text:p text:style-name="P2"><text:s text:c="2"/>}</text:p>
      <text:p text:style-name="P2"><text:s text:c="2"/>50.1%;</text:p>
      <text:p text:style-name="P2"><text:s text:c="2"/>{</text:p>
      <text:p text:style-name="P2"><text:s text:c="4"/>transform:scaleY(1);</text:p>
      <text:p text:style-name="P2"><text:s text:c="2"/>transform-origin: bottom;</text:p>
      <text:p text:style-name="P2"><text:s text:c="4"/></text:p>
      <text:p text:style-name="P2"><text:s text:c="2"/>}</text:p>
      <text:p text:style-name="P2"><text:s text:c="2"/></text:p>
      <text:p text:style-name="P2"><text:s text:c="2"/>100%;</text:p>
      <text:p text:style-name="P2"><text:s text:c="2"/>{</text:p>
      <text:p text:style-name="P2"><text:s text:c="4"/>transform:scaleY(0);</text:p>
      <text:p text:style-name="P2"><text:s text:c="2"/>transform-origin: bottom;</text:p>
      <text:p text:style-name="P2"><text:s text:c="4"/></text:p>
      <text:p text:style-name="P2"><text:s text:c="2"/>}</text:p>
      <text:p text:style-name="P2">} </text:p>
      <text:p text:style-name="P2"/>
      <text:p text:style-name="P2">/* Fancy border */</text:p>
      <text:p text:style-name="P2"/>
      <text:p text:style-name="P2"><text:soft-page-break/></text:p>
      <text:p text:style-name="P2">/* -------------------------- */</text:p>
      <text:p text:style-name="P2">/* ------- <text:s text:c="2"/>Global <text:s text:c="2"/>------- */</text:p>
      <text:p text:style-name="P2">/* -------------------------- */</text:p>
      <text:p text:style-name="P2"/>
      <text:p text:style-name="P2"/>
      <text:p text:style-name="P2"/>
      <text:p text:style-name="P2">/*--------------------------*/</text:p>
      <text:p text:style-name="P2">/* ------ <text:s text:c="2"/>Mobile <text:s text:c="2"/>------ */</text:p>
      <text:p text:style-name="P2">/* -------------------------*/</text:p>
      <text:p text:style-name="P2">/*creating a separate mobile section of your code gives you the option of optimizing your world for mobile viewing.*/</text:p>
      <text:p text:style-name="P2">/*normally youd want the mobile section to be first, since you are expecting most mobile users to be using their cellular data*/</text:p>
      <text:p text:style-name="P2">/*in the case of this css, i designed it so that everything between the desktop and mobile version is interchangable. all i had to do was update the size of fonts and some images*/</text:p>
      <text:p text:style-name="P2">/*if it doesnt load right away, it wont break the mobile viewing experience, it will just look a little big*/</text:p>
      <text:p text:style-name="P2"/>
      <text:p text:style-name="P2"/>
      <text:p text:style-name="P2">/*Only affects phones (small screens)*/</text:p>
      <text:p text:style-name="P2">@media only screen and (max-width: 500px) {</text:p>
      <text:p text:style-name="P2"><text:tab/></text:p>
      <text:p text:style-name="P2">/* ///Page + Article Background/// */</text:p>
      <text:p text:style-name="P2">.user-css-presentation { <text:s text:c="2"/>/*this affects the overall background of the world*/</text:p>
      <text:p text:style-name="P2">background: url(https://www.worldanvil.com/uploads/images/9c0fe6fd01db12b7fc5c2914e34d4ebf.png);</text:p>
      <text:p text:style-name="P2">background-size: 120%;</text:p>
      <text:p text:style-name="P2">background-attachment: fixed; <text:s text:c="2"/>/*this locks the image on the screen; it wont scroll*/</text:p>
      <text:p text:style-name="P2">}</text:p>
      <text:p text:style-name="P2"/>
      <text:p text:style-name="P2"><text:s/>.user-css.page,</text:p>
      <text:p text:style-name="P2">.user-css-extended .page { <text:s text:c="2"/>/*this affects the large page container*/</text:p>
      <text:p text:style-name="P2"><text:s text:c="4"/>background: url(https://www.worldanvil.com/uploads/images/26f8ebad07725f11e40772abaf386bc6.png);</text:p>
      <text:p text:style-name="P2"><text:s text:c="3"/>background-size: 300px;</text:p>
      <text:p text:style-name="P2"><text:s text:c="3"/>background-clip: padding-box;</text:p>
      <text:p text:style-name="P2"><text:s text:c="3"/>background-position: center;</text:p>
      <text:p text:style-name="P2"><text:s text:c="3"/>background-repeat: repeat;</text:p>
      <text:p text:style-name="P2"><text:s text:c="3"/>animation: background-mobile 10s linear infinite;</text:p>
      <text:p text:style-name="P2"><text:s text:c="4"/>box-shadow: 0px 0px 0px;</text:p>
      <text:p text:style-name="P2"><text:s text:c="3"/>overflow: auto;</text:p>
      <text:p text:style-name="P2"><text:s text:c="3"/>overflow-x: hidden;</text:p>
      <text:p text:style-name="P2"><text:s text:c="3"/>max-height: 500px;</text:p>
      <text:p text:style-name="P2"><text:s text:c="3"/>padding: 50px;</text:p>
      <text:p text:style-name="P2"><text:s text:c="3"/>border-image-source: url(https://www.worldanvil.com/uploads/images/f10a0f95a3af2a89a0ce58ffa1086ceb.png);</text:p>
      <text:p text:style-name="P2"><text:s text:c="3"/>border-image-slice: 20;</text:p>
      <text:p text:style-name="P2"><text:s text:c="3"/>border-image-repeat: stretch;</text:p>
      <text:p text:style-name="P2"><text:soft-page-break/><text:s text:c="3"/>border-width: 20px;</text:p>
      <text:p text:style-name="P2"><text:s text:c="3"/>border-style: solid;</text:p>
      <text:p text:style-name="P2"><text:s text:c="3"/>border-image-outset: 0px;</text:p>
      <text:p text:style-name="P2">}</text:p>
      <text:p text:style-name="P2">/* ///Page + Article Background/// */</text:p>
      <text:p text:style-name="P2"/>
      <text:p text:style-name="P2">/* ///Font Styling Global/// */</text:p>
      <text:p text:style-name="P2">.user-css {</text:p>
      <text:p text:style-name="P2"><text:s text:c="3"/>font-size: 14px;</text:p>
      <text:p text:style-name="P2"><text:s text:c="3"/>line-height: 1.2em;</text:p>
      <text:p text:style-name="P2">}</text:p>
      <text:p text:style-name="P2"/>
      <text:p text:style-name="P2"/>
      <text:p text:style-name="P2">.user-css-extended {</text:p>
      <text:p text:style-name="P2"><text:s text:c="3"/>font-size: 14px;</text:p>
      <text:p text:style-name="P2"><text:s text:c="3"/>line-height: 1.2em;</text:p>
      <text:p text:style-name="P2">}</text:p>
      <text:p text:style-name="P2">/* ///Font Styling Global/// */</text:p>
      <text:p text:style-name="P2"/>
      <text:p text:style-name="P2"/>
      <text:p text:style-name="P2"/>
      <text:p text:style-name="P2">/* ///Font Styling H1/// */</text:p>
      <text:p text:style-name="P2">.user-css h1 {</text:p>
      <text:p text:style-name="P2"><text:s text:c="3"/>font-size: 35px;</text:p>
      <text:p text:style-name="P2"><text:s text:c="3"/>line-height: 1.2em;</text:p>
      <text:p text:style-name="P2"><text:s text:c="3"/>margin-top: 30px;</text:p>
      <text:p text:style-name="P2">}</text:p>
      <text:p text:style-name="P2"/>
      <text:p text:style-name="P2"/>
      <text:p text:style-name="P2">.user-css-extended h1 {</text:p>
      <text:p text:style-name="P2"><text:s text:c="3"/>font-size: 35px;</text:p>
      <text:p text:style-name="P2"><text:s text:c="3"/>line-height: 1.2em;</text:p>
      <text:p text:style-name="P2"><text:s text:c="3"/>margin-top: 30px;</text:p>
      <text:p text:style-name="P2">}</text:p>
      <text:p text:style-name="P2">/* ///Font Styling H1/// */</text:p>
      <text:p text:style-name="P2"/>
      <text:p text:style-name="P2"/>
      <text:p text:style-name="P2"/>
      <text:p text:style-name="P2">/* ///Font Styling H2/// */</text:p>
      <text:p text:style-name="P2">.user-css h2 {</text:p>
      <text:p text:style-name="P2"><text:s text:c="3"/>font-size: 28px;</text:p>
      <text:p text:style-name="P2"><text:s text:c="3"/>margin-bottom: 3px;</text:p>
      <text:p text:style-name="P2"><text:s text:c="3"/>line-height: 1.2em;</text:p>
      <text:p text:style-name="P2"><text:s text:c="3"/>margin-top: 10px;</text:p>
      <text:p text:style-name="P2">}</text:p>
      <text:p text:style-name="P2"/>
      <text:p text:style-name="P2"/>
      <text:p text:style-name="P2">.user-css-extended h2 {</text:p>
      <text:p text:style-name="P2"><text:soft-page-break/><text:s text:c="3"/>font-size: 28px;</text:p>
      <text:p text:style-name="P2"><text:s text:c="3"/>margin-bottom: 3px;</text:p>
      <text:p text:style-name="P2"><text:s text:c="3"/>line-height: 1.2em;</text:p>
      <text:p text:style-name="P2"><text:s text:c="3"/>margin-top: 10px;</text:p>
      <text:p text:style-name="P2">}</text:p>
      <text:p text:style-name="P2">/* ///Font Styling H2/// */</text:p>
      <text:p text:style-name="P2"/>
      <text:p text:style-name="P2"/>
      <text:p text:style-name="P2"/>
      <text:p text:style-name="P2">/* ///Font Styling H3/// */</text:p>
      <text:p text:style-name="P2">.user-css h3 {</text:p>
      <text:p text:style-name="P2"><text:s text:c="3"/>font-size: 21px;</text:p>
      <text:p text:style-name="P2"><text:s text:c="3"/>margin-bottom: 3px;</text:p>
      <text:p text:style-name="P2"><text:s text:c="3"/>margin-top: 10px;</text:p>
      <text:p text:style-name="P2">}</text:p>
      <text:p text:style-name="P2"/>
      <text:p text:style-name="P2"/>
      <text:p text:style-name="P2">.user-css-extended h3 {</text:p>
      <text:p text:style-name="P2"><text:s text:c="3"/>font-size: 21px;</text:p>
      <text:p text:style-name="P2"><text:s text:c="3"/>margin-bottom: 3px;</text:p>
      <text:p text:style-name="P2"><text:s text:c="3"/>margin-top: 10px;</text:p>
      <text:p text:style-name="P2">}</text:p>
      <text:p text:style-name="P2">/* ///Font Styling H3/// */</text:p>
      <text:p text:style-name="P2"/>
      <text:p text:style-name="P2"/>
      <text:p text:style-name="P2"/>
      <text:p text:style-name="P2">/* ///Font Styling/// H4 */</text:p>
      <text:p text:style-name="P2">.user-css h4 {</text:p>
      <text:p text:style-name="P2"><text:s text:c="3"/>font-size: 18px;</text:p>
      <text:p text:style-name="P2">}</text:p>
      <text:p text:style-name="P2"/>
      <text:p text:style-name="P2"/>
      <text:p text:style-name="P2">.user-css-extended h4 {</text:p>
      <text:p text:style-name="P2"><text:s text:c="3"/>font-size: 18px;</text:p>
      <text:p text:style-name="P2">}</text:p>
      <text:p text:style-name="P2">/* ///Font Styling H4/// */</text:p>
      <text:p text:style-name="P2"/>
      <text:p text:style-name="P2"/>
      <text:p text:style-name="P2"/>
      <text:p text:style-name="P2">/* ///Font Styling H5/// */</text:p>
      <text:p text:style-name="P2">.user-css h5 {</text:p>
      <text:p text:style-name="P2"><text:s text:c="3"/>font-size: 14px;</text:p>
      <text:p text:style-name="P2">}</text:p>
      <text:p text:style-name="P2"/>
      <text:p text:style-name="P2"/>
      <text:p text:style-name="P2">.user-css-extended h5 {</text:p>
      <text:p text:style-name="P2"><text:s text:c="3"/>font-size: 14px;</text:p>
      <text:p text:style-name="P2">}</text:p>
      <text:p text:style-name="P2"><text:soft-page-break/>/* ///Font Styling H5/// */</text:p>
      <text:p text:style-name="P2"/>
      <text:p text:style-name="P2"/>
      <text:p text:style-name="P2"/>
      <text:p text:style-name="P2">/* ///Spans/// */ <text:s text:c="2"/>/*dont remember what is considered span but I wrote it for a reason*/</text:p>
      <text:p text:style-name="P2">.user-css span {</text:p>
      <text:p text:style-name="P2"><text:s text:c="3"/>font-size: 14px;</text:p>
      <text:p text:style-name="P2">}</text:p>
      <text:p text:style-name="P2"/>
      <text:p text:style-name="P2"/>
      <text:p text:style-name="P2">.user-css-extended span {</text:p>
      <text:p text:style-name="P2"><text:s text:c="3"/>font-size: 14px;</text:p>
      <text:p text:style-name="P2">}</text:p>
      <text:p text:style-name="P2">/* ///Spans/// */</text:p>
      <text:p text:style-name="P2"/>
      <text:p text:style-name="P2"/>
      <text:p text:style-name="P2"/>
      <text:p text:style-name="P2">/* ///Font Styling Links/// */</text:p>
      <text:p text:style-name="P2">.user-css a {</text:p>
      <text:p text:style-name="P2"><text:s text:c="3"/>font-size: 14px;</text:p>
      <text:p text:style-name="P2">}</text:p>
      <text:p text:style-name="P2"/>
      <text:p text:style-name="P2">.user-css-extended a {</text:p>
      <text:p text:style-name="P2"><text:s text:c="3"/>font-size: 14px;</text:p>
      <text:p text:style-name="P2">}</text:p>
      <text:p text:style-name="P2">/* ///Font Styling Links/// */</text:p>
      <text:p text:style-name="P2"/>
      <text:p text:style-name="P2"/>
      <text:p text:style-name="P2"/>
      <text:p text:style-name="P2">/* Scrollbar Styling */</text:p>
      <text:p text:style-name="P2">.user-css.page::-webkit-scrollbar {</text:p>
      <text:p text:style-name="P2"><text:s text:c="3"/>width: 4px;</text:p>
      <text:p text:style-name="P2">}</text:p>
      <text:p text:style-name="P2"/>
      <text:p text:style-name="P2">.user-css.page::-webkit-scrollbar-thumb {</text:p>
      <text:p text:style-name="P2"><text:s text:c="3"/>border-radius: 2px;</text:p>
      <text:p text:style-name="P2">}</text:p>
      <text:p text:style-name="P2"/>
      <text:p text:style-name="P2">.extendedbody-comments::-webkit-scrollbar {</text:p>
      <text:p text:style-name="P2"><text:s text:c="3"/>width: 4px;</text:p>
      <text:p text:style-name="P2">}</text:p>
      <text:p text:style-name="P2"/>
      <text:p text:style-name="P2">.extendedbody-comments::-webkit-scrollbar-thumb {</text:p>
      <text:p text:style-name="P2"><text:s text:c="3"/>border-radius: 2px;</text:p>
      <text:p text:style-name="P2">}</text:p>
      <text:p text:style-name="P2">/* Scrollbar Styling */</text:p>
      <text:p text:style-name="P2"/>
      <text:p text:style-name="P2"/>
      <text:p text:style-name="P2"><text:soft-page-break/></text:p>
      <text:p text:style-name="P2">/* Navigation Sidebar */</text:p>
      <text:p text:style-name="P2">.user-css-presentation div#world-navigation-sidebar { /*hides the sidebar*/</text:p>
      <text:p text:style-name="P2"><text:s text:c="3"/>visibility: hidden;</text:p>
      <text:p text:style-name="P2">}</text:p>
      <text:p text:style-name="P2">.user-css-presentation div#world-navigation-palette-trigger-inactive { <text:s text:c="2"/>/*hides the sidebar button*/</text:p>
      <text:p text:style-name="P2"><text:s text:c="3"/>visibility: hidden;</text:p>
      <text:p text:style-name="P2">}</text:p>
      <text:p text:style-name="P2">.user-css-presentation div#world-navigation-palette-trigger-active { <text:s text:c="2"/>/*hides the sidebar button*/</text:p>
      <text:p text:style-name="P2"><text:s text:c="3"/>visibility: hidden;</text:p>
      <text:p text:style-name="P2">/* Navigation Sidebar */</text:p>
      <text:p text:style-name="P2"/>
      <text:p text:style-name="P2"/>
      <text:p text:style-name="P2"/>
      <text:p text:style-name="P2">}</text:p>
      <text:p text:style-name="P2">/*End phone adjustments*/</text:p>
      <text:p text:style-name="P2"/>
      <text:p text:style-name="P2"/>
      <text:p text:style-name="P2"/>
      <text:p text:style-name="P2">/*--------------------------*/</text:p>
      <text:p text:style-name="P2">/* ------ <text:s text:c="2"/>Mobile <text:s text:c="2"/>------ */</text:p>
      <text:p text:style-name="P2">/* -------------------------*/</text:p>
      <text:p text:style-name="P1">*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rmania One" svg:font-family="'Germania One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ystem" style:font-pitch="variable"/>
    <style:font-face style:name="Mangal" svg:font-family="Mangal"/>
    <style:font-face style:name="Mangal1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Malgun Gothic" style:font-size-asian="10.5pt" style:language-asian="ko" style:country-asian="KR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Malgun Gothic" style:font-size-asian="10.5pt" style:language-asian="ko" style:country-asian="KR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algun Gothic" style:font-family-asian="'Malgun Gothi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1T17:14:36.060000000</meta:creation-date>
    <dc:date>2023-02-23T19:27:19.937000000</dc:date>
    <meta:editing-duration>PT15H3M3S</meta:editing-duration>
    <meta:editing-cycles>70</meta:editing-cycles>
    <meta:generator>LibreOffice/7.5.0.3$Windows_X86_64 LibreOffice_project/c21113d003cd3efa8c53188764377a8272d9d6de</meta:generator>
    <meta:document-statistic meta:table-count="0" meta:image-count="0" meta:object-count="0" meta:page-count="42" meta:paragraph-count="1581" meta:word-count="5790" meta:character-count="49176" meta:non-whitespace-character-count="42274"/>
  </office:meta>
</office:document-meta>
</file>